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POS_performanc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430newsML.txt</text:p>
          </table:table-cell>
          <table:table-cell table:number-columns-repeated="10"/>
          <table:table-cell table:formula="of:=COUNTIF([.C1:.L1];[.A1])" office:value-type="float" office:value="0" calcext:value-type="float">
            <text:p>0</text:p>
          </table:table-cell>
          <table:table-cell office:value-type="string" calcext:value-type="string">
            <text:p>Perf :</text:p>
          </table:table-cell>
          <table:table-cell table:style-name="ce1" table:formula="of:=SUM([.M1:.M2500])/2500"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18912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2:.L2];[.A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478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eO'Donnell</text:p>
          </table:table-cell>
          <table:table-cell table:number-columns-repeated="5"/>
          <table:table-cell table:formula="of:=COUNTIF([.C3:.L3];[.A3])" office:value-type="float" office:value="1" calcext:value-type="float">
            <text:p>1</text:p>
          </table:table-cell>
          <table:table-cell office:value-type="string" calcext:value-type="string">
            <text:p>Pour fréquence et WPL combiné</text:p>
          </table:table-cell>
          <table:table-cell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4790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table:number-columns-repeated="6"/>
          <table:table-cell table:formula="of:=COUNTIF([.C4:.L4];[.A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57526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5:.L5];[.A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0122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WilliamKazer</text:p>
          </table:table-cell>
          <table:table-cell table:number-columns-repeated="8"/>
          <table:table-cell table:formula="of:=COUNTIF([.C6:.L6];[.A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65109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7:.L7];[.A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3987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8:.L8];[.A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08094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9:.L9];[.A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22819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10:.L10];[.A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80188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table:number-columns-repeated="6"/>
          <table:table-cell table:formula="of:=COUNTIF([.C11:.L11];[.A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43490newsML.txt</text:p>
          </table:table-cell>
          <table:table-cell office:value-type="string" calcext:value-type="string">
            <text:p>BenjaminKangLim</text:p>
          </table:table-cell>
          <table:table-cell table:number-columns-repeated="9"/>
          <table:table-cell table:formula="of:=COUNTIF([.C12:.L12];[.A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53448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WilliamKazer</text:p>
          </table:table-cell>
          <table:table-cell table:number-columns-repeated="8"/>
          <table:table-cell table:formula="of:=COUNTIF([.C13:.L13];[.A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15519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4:.L14];[.A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032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table:number-columns-repeated="4"/>
          <table:table-cell table:formula="of:=COUNTIF([.C15:.L15];[.A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7850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16:.L16];[.A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4772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anEeLyn</text:p>
          </table:table-cell>
          <table:table-cell table:number-columns-repeated="4"/>
          <table:table-cell table:formula="of:=COUNTIF([.C17:.L17];[.A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2664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18:.L18];[.A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69626newsML.txt</text:p>
          </table:table-cell>
          <table:table-cell table:number-columns-repeated="10"/>
          <table:table-cell table:formula="of:=COUNTIF([.C19:.L19];[.A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0824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20:.L20];[.A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13095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21:.L21];[.A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47523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table:number-columns-repeated="6"/>
          <table:table-cell table:formula="of:=COUNTIF([.C22:.L22];[.A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05226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23:.L23];[.A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64132newsML.txt</text:p>
          </table:table-cell>
          <table:table-cell table:number-columns-repeated="10"/>
          <table:table-cell table:formula="of:=COUNTIF([.C24:.L24];[.A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9673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25:.L25];[.A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7868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celMichelson</text:p>
          </table:table-cell>
          <table:table-cell table:number-columns-repeated="5"/>
          <table:table-cell table:formula="of:=COUNTIF([.C26:.L26];[.A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4627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27:.L27];[.A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0288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28:.L28];[.A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06731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29:.L29];[.A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06559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30:.L30];[.A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87736newsML.txt</text:p>
          </table:table-cell>
          <table:table-cell office:value-type="string" calcext:value-type="string">
            <text:p>BenjaminKangLim</text:p>
          </table:table-cell>
          <table:table-cell table:number-columns-repeated="9"/>
          <table:table-cell table:formula="of:=COUNTIF([.C31:.L31];[.A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7888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32:.L32];[.A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29188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33:.L33];[.A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35763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34:.L34];[.A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0440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35:.L35];[.A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8895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36:.L36];[.A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1309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37:.L37];[.A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48885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table:number-columns-repeated="8"/>
          <table:table-cell table:formula="of:=COUNTIF([.C38:.L38];[.A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14207newsML.txt</text:p>
          </table:table-cell>
          <table:table-cell table:number-columns-repeated="10"/>
          <table:table-cell table:formula="of:=COUNTIF([.C39:.L39];[.A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2909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40:.L40];[.A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6864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6"/>
          <table:table-cell table:formula="of:=COUNTIF([.C41:.L41];[.A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8293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42:.L42];[.A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25333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43:.L43];[.A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95340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44:.L44];[.A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58689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45:.L45];[.A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89747newsML.txt</text:p>
          </table:table-cell>
          <table:table-cell table:number-columns-repeated="10"/>
          <table:table-cell table:formula="of:=COUNTIF([.C46:.L46];[.A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81216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 table:number-columns-repeated="5"/>
          <table:table-cell table:formula="of:=COUNTIF([.C47:.L47];[.A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123484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48:.L48];[.A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822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49:.L49];[.A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20981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50:.L50];[.A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3717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51:.L51];[.A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4722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52:.L52];[.A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6957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53:.L53];[.A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90125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54:.L54];[.A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01260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55:.L55];[.A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7517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56:.L56];[.A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18639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57:.L57];[.A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5714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58:.L58];[.A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31479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59:.L59];[.A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6999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60:.L60];[.A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137498newsML.txt</text:p>
          </table:table-cell>
          <table:table-cell office:value-type="string" calcext:value-type="string">
            <text:p>JoeOrtiz</text:p>
          </table:table-cell>
          <table:table-cell table:number-columns-repeated="9"/>
          <table:table-cell table:formula="of:=COUNTIF([.C61:.L61];[.A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6603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62:.L62];[.A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14014newsML.txt</text:p>
          </table:table-cell>
          <table:table-cell table:number-columns-repeated="10"/>
          <table:table-cell table:formula="of:=COUNTIF([.C63:.L63];[.A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98094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64:.L64];[.A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120683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65:.L65];[.A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19349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66:.L66];[.A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7711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67:.L67];[.A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537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68:.L68];[.A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70084newsML.txt</text:p>
          </table:table-cell>
          <table:table-cell table:number-columns-repeated="10"/>
          <table:table-cell table:formula="of:=COUNTIF([.C69:.L69];[.A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2534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70:.L70];[.A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33150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71:.L71];[.A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9937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72:.L72];[.A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72995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73:.L73];[.A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7004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table:number-columns-repeated="5"/>
          <table:table-cell table:formula="of:=COUNTIF([.C74:.L74];[.A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0683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75:.L75];[.A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30967newsML.txt</text:p>
          </table:table-cell>
          <table:table-cell table:number-columns-repeated="10"/>
          <table:table-cell table:formula="of:=COUNTIF([.C76:.L76];[.A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72989newsML.txt</text:p>
          </table:table-cell>
          <table:table-cell table:number-columns-repeated="10"/>
          <table:table-cell table:formula="of:=COUNTIF([.C77:.L77];[.A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7751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78:.L78];[.A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72744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79:.L79];[.A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7845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80:.L80];[.A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31411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81:.L81];[.A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15681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82:.L82];[.A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19680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83:.L83];[.A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2489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84:.L84];[.A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69995newsML.txt</text:p>
          </table:table-cell>
          <table:table-cell office:value-type="string" calcext:value-type="string">
            <text:p>ScottHillis</text:p>
          </table:table-cell>
          <table:table-cell table:number-columns-repeated="9"/>
          <table:table-cell table:formula="of:=COUNTIF([.C85:.L85];[.A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18259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86:.L86];[.A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19773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87:.L87];[.A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4940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88:.L88];[.A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9423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89:.L89];[.A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07599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90:.L90];[.A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10624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91:.L91];[.A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71380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92:.L92];[.A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5428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JoeOrtiz</text:p>
          </table:table-cell>
          <table:table-cell table:number-columns-repeated="7"/>
          <table:table-cell table:formula="of:=COUNTIF([.C93:.L93];[.A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5413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94:.L94];[.A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70134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WilliamKazer</text:p>
          </table:table-cell>
          <table:table-cell table:number-columns-repeated="8"/>
          <table:table-cell table:formula="of:=COUNTIF([.C95:.L95];[.A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1217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96:.L96];[.A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12060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97:.L97];[.A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366020newsML.txt</text:p>
          </table:table-cell>
          <table:table-cell table:number-columns-repeated="10"/>
          <table:table-cell table:formula="of:=COUNTIF([.C98:.L98];[.A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136958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99:.L99];[.A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270346newsML.txt</text:p>
          </table:table-cell>
          <table:table-cell office:value-type="string" calcext:value-type="string">
            <text:p>ScottHillis</text:p>
          </table:table-cell>
          <table:table-cell table:number-columns-repeated="9"/>
          <table:table-cell table:formula="of:=COUNTIF([.C100:.L100];[.A1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5953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101:.L101];[.A1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37920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02:.L102];[.A1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3167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03:.L103];[.A1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39711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04:.L104];[.A1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06076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105:.L105];[.A1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4011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table:number-columns-repeated="6"/>
          <table:table-cell table:formula="of:=COUNTIF([.C106:.L106];[.A1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63135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107:.L107];[.A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230577newsML.txt</text:p>
          </table:table-cell>
          <table:table-cell table:number-columns-repeated="10"/>
          <table:table-cell table:formula="of:=COUNTIF([.C108:.L108];[.A1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294343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109:.L109];[.A1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19856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110:.L110];[.A1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28916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11:.L111];[.A1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31603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12:.L112];[.A1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23211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113:.L113];[.A1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20067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114:.L114];[.A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2687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115:.L115];[.A1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65827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116:.L116];[.A1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28480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17:.L117];[.A1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23004newsML.txt</text:p>
          </table:table-cell>
          <table:table-cell table:number-columns-repeated="10"/>
          <table:table-cell table:formula="of:=COUNTIF([.C118:.L118];[.A1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0043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119:.L119];[.A1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1438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ricAuchard</text:p>
          </table:table-cell>
          <table:table-cell table:number-columns-repeated="5"/>
          <table:table-cell table:formula="of:=COUNTIF([.C120:.L120];[.A1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0761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21:.L121];[.A1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20105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22:.L122];[.A1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6036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table:number-columns-repeated="6"/>
          <table:table-cell table:formula="of:=COUNTIF([.C123:.L123];[.A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2905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24:.L124];[.A1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38600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125:.L125];[.A1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69040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126:.L126];[.A1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7428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27:.L127];[.A1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67309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28:.L128];[.A1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63111newsML.txt</text:p>
          </table:table-cell>
          <table:table-cell table:number-columns-repeated="10"/>
          <table:table-cell table:formula="of:=COUNTIF([.C129:.L129];[.A1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39075newsML.txt</text:p>
          </table:table-cell>
          <table:table-cell office:value-type="string" calcext:value-type="string">
            <text:p>MatthewBunce</text:p>
          </table:table-cell>
          <table:table-cell table:number-columns-repeated="9"/>
          <table:table-cell table:formula="of:=COUNTIF([.C130:.L130];[.A1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225509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31:.L131];[.A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1641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132:.L132];[.A1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1091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33:.L133];[.A1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250638newsML.txt</text:p>
          </table:table-cell>
          <table:table-cell table:number-columns-repeated="10"/>
          <table:table-cell table:formula="of:=COUNTIF([.C134:.L134];[.A1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00677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135:.L135];[.A1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3859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36:.L136];[.A1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27653newsML.txt</text:p>
          </table:table-cell>
          <table:table-cell table:number-columns-repeated="10"/>
          <table:table-cell table:formula="of:=COUNTIF([.C137:.L137];[.A1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34647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38:.L138];[.A1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219548newsML.txt</text:p>
          </table:table-cell>
          <table:table-cell table:number-columns-repeated="10"/>
          <table:table-cell table:formula="of:=COUNTIF([.C139:.L139];[.A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6450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40:.L140];[.A1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34243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141:.L141];[.A1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1552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142:.L142];[.A1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72185newsML.txt</text:p>
          </table:table-cell>
          <table:table-cell table:number-columns-repeated="10"/>
          <table:table-cell table:formula="of:=COUNTIF([.C143:.L143];[.A1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29893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144:.L144];[.A1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25858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145:.L145];[.A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20064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46:.L146];[.A1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29304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47:.L147];[.A1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24585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48:.L148];[.A1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11641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49:.L149];[.A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2766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150:.L150];[.A1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44056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51:.L151];[.A1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29448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52:.L152];[.A1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74369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eO'Donnell</text:p>
          </table:table-cell>
          <table:table-cell table:number-columns-repeated="6"/>
          <table:table-cell table:formula="of:=COUNTIF([.C153:.L153];[.A1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13721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154:.L154];[.A1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348501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155:.L155];[.A1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358675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cottHillis</text:p>
          </table:table-cell>
          <table:table-cell table:number-columns-repeated="5"/>
          <table:table-cell table:formula="of:=COUNTIF([.C156:.L156];[.A1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37788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157:.L157];[.A1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34713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158:.L158];[.A1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7506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7"/>
          <table:table-cell table:formula="of:=COUNTIF([.C159:.L159];[.A1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19645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60:.L160];[.A1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16814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161:.L161];[.A1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24985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162:.L162];[.A1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289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163:.L163];[.A1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59589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64:.L164];[.A1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81864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165:.L165];[.A1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1354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table:number-columns-repeated="5"/>
          <table:table-cell table:formula="of:=COUNTIF([.C166:.L166];[.A1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6171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celMichelson</text:p>
          </table:table-cell>
          <table:table-cell table:number-columns-repeated="5"/>
          <table:table-cell table:formula="of:=COUNTIF([.C167:.L167];[.A1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39755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168:.L168];[.A1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34117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tthewBunce</text:p>
          </table:table-cell>
          <table:table-cell table:number-columns-repeated="7"/>
          <table:table-cell table:formula="of:=COUNTIF([.C169:.L169];[.A1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5618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70:.L170];[.A1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9493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leyBrowning</text:p>
          </table:table-cell>
          <table:table-cell table:number-columns-repeated="6"/>
          <table:table-cell table:formula="of:=COUNTIF([.C171:.L171];[.A1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22130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table:number-columns-repeated="7"/>
          <table:table-cell table:formula="of:=COUNTIF([.C172:.L172];[.A1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36470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atthewBunce</text:p>
          </table:table-cell>
          <table:table-cell table:number-columns-repeated="7"/>
          <table:table-cell table:formula="of:=COUNTIF([.C173:.L173];[.A1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45782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74:.L174];[.A1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36464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75:.L175];[.A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9052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76:.L176];[.A1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5939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177:.L177];[.A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08913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178:.L178];[.A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3835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79:.L179];[.A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6201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celMichelson</text:p>
          </table:table-cell>
          <table:table-cell table:number-columns-repeated="5"/>
          <table:table-cell table:formula="of:=COUNTIF([.C180:.L180];[.A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37789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leyBrowning</text:p>
          </table:table-cell>
          <table:table-cell table:number-columns-repeated="6"/>
          <table:table-cell table:formula="of:=COUNTIF([.C181:.L181];[.A1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33587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182:.L182];[.A1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68489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table:number-columns-repeated="6"/>
          <table:table-cell table:formula="of:=COUNTIF([.C183:.L183];[.A1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4578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184:.L184];[.A1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36266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table:number-columns-repeated="6"/>
          <table:table-cell table:formula="of:=COUNTIF([.C185:.L185];[.A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0214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6:.L186];[.A1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48687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6"/>
          <table:table-cell table:formula="of:=COUNTIF([.C187:.L187];[.A1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72235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7"/>
          <table:table-cell table:formula="of:=COUNTIF([.C188:.L188];[.A1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30075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89:.L189];[.A1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44792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90:.L190];[.A1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0545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191:.L191];[.A1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11941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92:.L192];[.A1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36463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193:.L193];[.A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0663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table:number-columns-repeated="5"/>
          <table:table-cell table:formula="of:=COUNTIF([.C194:.L194];[.A1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4308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195:.L195];[.A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237697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atthewBunce</text:p>
          </table:table-cell>
          <table:table-cell table:number-columns-repeated="7"/>
          <table:table-cell table:formula="of:=COUNTIF([.C196:.L196];[.A1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28985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97:.L197];[.A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44044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198:.L198];[.A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0440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99:.L199];[.A1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15959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200:.L200];[.A2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63897newsML.txt</text:p>
          </table:table-cell>
          <table:table-cell table:number-columns-repeated="10"/>
          <table:table-cell table:formula="of:=COUNTIF([.C201:.L201];[.A2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879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202:.L202];[.A2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36039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203:.L203];[.A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64455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204:.L204];[.A2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3951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205:.L205];[.A2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33736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206:.L206];[.A2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3383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207:.L207];[.A2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23754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208:.L208];[.A2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10904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209:.L209];[.A2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17081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210:.L210];[.A2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382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211:.L211];[.A2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21030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212:.L212];[.A2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16176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213:.L213];[.A2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6038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214:.L214];[.A2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37486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215:.L215];[.A2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5464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216:.L216];[.A2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339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217:.L217];[.A2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37483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218:.L218];[.A2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82667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219:.L219];[.A2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62540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220:.L220];[.A2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62682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21:.L221];[.A2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30621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222:.L222];[.A2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61927newsML.txt</text:p>
          </table:table-cell>
          <table:table-cell table:number-columns-repeated="10"/>
          <table:table-cell table:formula="of:=COUNTIF([.C223:.L223];[.A2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4055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224:.L224];[.A2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20591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225:.L225];[.A2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35866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226:.L226];[.A2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05567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227:.L227];[.A2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64659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28:.L228];[.A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0799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229:.L229];[.A2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5999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230:.L230];[.A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08449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 table:number-columns-repeated="7"/>
          <table:table-cell table:formula="of:=COUNTIF([.C231:.L231];[.A2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5909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232:.L232];[.A2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36895newsML.txt</text:p>
          </table:table-cell>
          <table:table-cell table:number-columns-repeated="10"/>
          <table:table-cell table:formula="of:=COUNTIF([.C233:.L233];[.A2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62521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34:.L234];[.A2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60349newsML.txt</text:p>
          </table:table-cell>
          <table:table-cell table:number-columns-repeated="10"/>
          <table:table-cell table:formula="of:=COUNTIF([.C235:.L235];[.A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62894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236:.L236];[.A2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3930newsML.txt</text:p>
          </table:table-cell>
          <table:table-cell table:number-columns-repeated="10"/>
          <table:table-cell table:formula="of:=COUNTIF([.C237:.L237];[.A2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65338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38:.L238];[.A2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12673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239:.L239];[.A2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62173newsML.txt</text:p>
          </table:table-cell>
          <table:table-cell table:number-columns-repeated="10"/>
          <table:table-cell table:formula="of:=COUNTIF([.C240:.L240];[.A2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36074newsML.txt</text:p>
          </table:table-cell>
          <table:table-cell table:number-columns-repeated="10"/>
          <table:table-cell table:formula="of:=COUNTIF([.C241:.L241];[.A2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1607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242:.L242];[.A2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6034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243:.L243];[.A2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62020newsML.txt</text:p>
          </table:table-cell>
          <table:table-cell table:number-columns-repeated="10"/>
          <table:table-cell table:formula="of:=COUNTIF([.C244:.L244];[.A2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5583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245:.L245];[.A2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1926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 table:number-columns-repeated="6"/>
          <table:table-cell table:formula="of:=COUNTIF([.C246:.L246];[.A2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80293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247:.L247];[.A2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20416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248:.L248];[.A2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2387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49:.L249];[.A2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6217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250:.L250];[.A2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27686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251:.L251];[.A2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86922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252:.L252];[.A2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6264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253:.L253];[.A2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156243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254:.L254];[.A2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10203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255:.L255];[.A2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93127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256:.L256];[.A2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0153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57:.L257];[.A2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08257newsML.txt</text:p>
          </table:table-cell>
          <table:table-cell office:value-type="string" calcext:value-type="string">
            <text:p>MatthewBunce</text:p>
          </table:table-cell>
          <table:table-cell table:number-columns-repeated="9"/>
          <table:table-cell table:formula="of:=COUNTIF([.C258:.L258];[.A2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107670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259:.L259];[.A2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80201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260:.L260];[.A2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3650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61:.L261];[.A2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62814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62:.L262];[.A2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05276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63:.L263];[.A2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34354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64:.L264];[.A2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51685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65:.L265];[.A2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6365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266:.L266];[.A2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5985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table:number-columns-repeated="6"/>
          <table:table-cell table:formula="of:=COUNTIF([.C267:.L267];[.A2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43391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table:number-columns-repeated="6"/>
          <table:table-cell table:formula="of:=COUNTIF([.C268:.L268];[.A2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24786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269:.L269];[.A2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130106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70:.L270];[.A2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15300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71:.L271];[.A2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3341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272:.L272];[.A2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17575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273:.L273];[.A2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59837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274:.L274];[.A2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0247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275:.L275];[.A2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56601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276:.L276];[.A2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58294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77:.L277];[.A2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2475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278:.L278];[.A2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9875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279:.L279];[.A2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2476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280:.L280];[.A2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02468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281:.L281];[.A2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4343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82:.L282];[.A2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50671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283:.L283];[.A2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6653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table:number-columns-repeated="8"/>
          <table:table-cell table:formula="of:=COUNTIF([.C284:.L284];[.A2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16922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285:.L285];[.A2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1828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86:.L286];[.A2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88284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287:.L287];[.A2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3365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288:.L288];[.A2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8020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289:.L289];[.A2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1137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290:.L290];[.A2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169180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91:.L291];[.A2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139789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292:.L292];[.A2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165976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293:.L293];[.A2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165943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294:.L294];[.A2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87384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295:.L295];[.A2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48714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96:.L296];[.A2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4637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97:.L297];[.A2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43415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98:.L298];[.A2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62811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tthewBunce</text:p>
          </table:table-cell>
          <table:table-cell table:number-columns-repeated="7"/>
          <table:table-cell table:formula="of:=COUNTIF([.C299:.L299];[.A2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28360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300:.L300];[.A3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5605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301:.L301];[.A3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7754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302:.L302];[.A3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3659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303:.L303];[.A3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9460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304:.L304];[.A3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92116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305:.L305];[.A3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12289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306:.L306];[.A3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30504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307:.L307];[.A3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1283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308:.L308];[.A3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9449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309:.L309];[.A3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9205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310:.L310];[.A3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63486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311:.L311];[.A3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851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312:.L312];[.A3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829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313:.L313];[.A3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05953newsML.txt</text:p>
          </table:table-cell>
          <table:table-cell table:number-columns-repeated="10"/>
          <table:table-cell table:formula="of:=COUNTIF([.C314:.L314];[.A3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169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celMichelson</text:p>
          </table:table-cell>
          <table:table-cell table:number-columns-repeated="5"/>
          <table:table-cell table:formula="of:=COUNTIF([.C315:.L315];[.A3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8529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316:.L316];[.A3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832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317:.L317];[.A3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07961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318:.L318];[.A3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421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319:.L319];[.A3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66669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320:.L320];[.A3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95805newsML.txt</text:p>
          </table:table-cell>
          <table:table-cell table:number-columns-repeated="10"/>
          <table:table-cell table:formula="of:=COUNTIF([.C321:.L321];[.A3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0504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322:.L322];[.A3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39149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323:.L323];[.A3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59754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324:.L324];[.A3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2315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325:.L325];[.A3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53158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326:.L326];[.A3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700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327:.L327];[.A3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1246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328:.L328];[.A3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560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329:.L329];[.A3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7288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330:.L330];[.A3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3317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331:.L331];[.A3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42893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332:.L332];[.A3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2903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333:.L333];[.A3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79858newsML.txt</text:p>
          </table:table-cell>
          <table:table-cell table:number-columns-repeated="10"/>
          <table:table-cell table:formula="of:=COUNTIF([.C334:.L334];[.A3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95181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335:.L335];[.A3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5630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336:.L336];[.A3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0230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337:.L337];[.A3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631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338:.L338];[.A3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58334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339:.L339];[.A3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60917newsML.txt</text:p>
          </table:table-cell>
          <table:table-cell table:number-columns-repeated="10"/>
          <table:table-cell table:formula="of:=COUNTIF([.C340:.L340];[.A3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8189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ScottHillis</text:p>
          </table:table-cell>
          <table:table-cell table:number-columns-repeated="6"/>
          <table:table-cell table:formula="of:=COUNTIF([.C341:.L341];[.A3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66394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342:.L342];[.A3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61715newsML.txt</text:p>
          </table:table-cell>
          <table:table-cell table:number-columns-repeated="10"/>
          <table:table-cell table:formula="of:=COUNTIF([.C343:.L343];[.A3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6660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344:.L344];[.A3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6369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345:.L345];[.A3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5838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346:.L346];[.A3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6937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347:.L347];[.A3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60915newsML.txt</text:p>
          </table:table-cell>
          <table:table-cell table:number-columns-repeated="10"/>
          <table:table-cell table:formula="of:=COUNTIF([.C348:.L348];[.A3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3806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349:.L349];[.A3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19506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350:.L350];[.A3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257754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351:.L351];[.A3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35707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352:.L352];[.A3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25542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353:.L353];[.A3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02531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table:number-columns-repeated="4"/>
          <table:table-cell table:formula="of:=COUNTIF([.C354:.L354];[.A3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0399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355:.L355];[.A3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208614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356:.L356];[.A3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68234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table:number-columns-repeated="6"/>
          <table:table-cell table:formula="of:=COUNTIF([.C357:.L357];[.A3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78863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358:.L358];[.A3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20981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359:.L359];[.A3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348688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360:.L360];[.A3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313599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361:.L361];[.A3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257487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362:.L362];[.A3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21419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363:.L363];[.A3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6790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364:.L364];[.A3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383379newsML.txt</text:p>
          </table:table-cell>
          <table:table-cell table:number-columns-repeated="10"/>
          <table:table-cell table:formula="of:=COUNTIF([.C365:.L365];[.A3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257776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366:.L366];[.A3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89025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GrahamEarnshaw</text:p>
          </table:table-cell>
          <table:table-cell table:number-columns-repeated="6"/>
          <table:table-cell table:formula="of:=COUNTIF([.C367:.L367];[.A3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247828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368:.L368];[.A3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32085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369:.L369];[.A3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002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370:.L370];[.A3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392201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371:.L371];[.A3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4246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372:.L372];[.A3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6242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eMacartney</text:p>
          </table:table-cell>
          <table:table-cell table:number-columns-repeated="5"/>
          <table:table-cell table:formula="of:=COUNTIF([.C373:.L373];[.A3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21531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374:.L374];[.A3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32005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table:number-columns-repeated="6"/>
          <table:table-cell table:formula="of:=COUNTIF([.C375:.L375];[.A3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221583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376:.L376];[.A3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23340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377:.L377];[.A3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4037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378:.L378];[.A3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35890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379:.L379];[.A3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271169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380:.L380];[.A3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33073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381:.L381];[.A3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3494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382:.L382];[.A3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3426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383:.L383];[.A3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26656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384:.L384];[.A3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8433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385:.L385];[.A3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68224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386:.L386];[.A3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28301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387:.L387];[.A3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2352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388:.L388];[.A3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3483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389:.L389];[.A3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1429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390:.L390];[.A3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6772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391:.L391];[.A3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4211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392:.L392];[.A3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34884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393:.L393];[.A3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26569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ouroshKarimkhany</text:p>
          </table:table-cell>
          <table:table-cell table:number-columns-repeated="6"/>
          <table:table-cell table:formula="of:=COUNTIF([.C394:.L394];[.A3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55075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395:.L395];[.A3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326601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396:.L396];[.A3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395779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397:.L397];[.A3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9247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398:.L398];[.A3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23274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399:.L399];[.A3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13352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400:.L400];[.A4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30622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401:.L401];[.A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0154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402:.L402];[.A4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83836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leyBrowning</text:p>
          </table:table-cell>
          <table:table-cell table:number-columns-repeated="6"/>
          <table:table-cell table:formula="of:=COUNTIF([.C403:.L403];[.A4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0366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404:.L404];[.A4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02120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405:.L405];[.A4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02582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406:.L406];[.A4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538newsML.txt</text:p>
          </table:table-cell>
          <table:table-cell table:number-columns-repeated="10"/>
          <table:table-cell table:formula="of:=COUNTIF([.C407:.L407];[.A4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62155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408:.L408];[.A4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9007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409:.L409];[.A4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11937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410:.L410];[.A4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2286newsML.txt</text:p>
          </table:table-cell>
          <table:table-cell table:number-columns-repeated="10"/>
          <table:table-cell table:formula="of:=COUNTIF([.C411:.L411];[.A4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5879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412:.L412];[.A4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85485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413:.L413];[.A4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32308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414:.L414];[.A4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5792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415:.L415];[.A4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0037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416:.L416];[.A4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2715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417:.L417];[.A4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0801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418:.L418];[.A4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2731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ouroshKarimkhany</text:p>
          </table:table-cell>
          <table:table-cell table:number-columns-repeated="5"/>
          <table:table-cell table:formula="of:=COUNTIF([.C419:.L419];[.A4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175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table:number-columns-repeated="6"/>
          <table:table-cell table:formula="of:=COUNTIF([.C420:.L420];[.A4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5979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421:.L421];[.A4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1691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422:.L422];[.A4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7487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423:.L423];[.A4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7545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424:.L424];[.A4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0818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425:.L425];[.A4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558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426:.L426];[.A4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57342newsML.txt</text:p>
          </table:table-cell>
          <table:table-cell table:number-columns-repeated="10"/>
          <table:table-cell table:formula="of:=COUNTIF([.C427:.L427];[.A4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57448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428:.L428];[.A4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5894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429:.L429];[.A4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19110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430:.L430];[.A4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09552newsML.txt</text:p>
          </table:table-cell>
          <table:table-cell table:number-columns-repeated="10"/>
          <table:table-cell table:formula="of:=COUNTIF([.C431:.L431];[.A4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7621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432:.L432];[.A4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12192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433:.L433];[.A4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3568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434:.L434];[.A4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3234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435:.L435];[.A4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4046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436:.L436];[.A4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17025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437:.L437];[.A4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30607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438:.L438];[.A4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667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439:.L439];[.A4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5930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440:.L440];[.A4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8284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amuelPerry</text:p>
          </table:table-cell>
          <table:table-cell table:number-columns-repeated="6"/>
          <table:table-cell table:formula="of:=COUNTIF([.C441:.L441];[.A4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740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442:.L442];[.A4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9534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443:.L443];[.A4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4357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444:.L444];[.A4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25762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445:.L445];[.A4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32566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446:.L446];[.A4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1568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447:.L447];[.A4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30730newsML.txt</text:p>
          </table:table-cell>
          <table:table-cell table:number-columns-repeated="10"/>
          <table:table-cell table:formula="of:=COUNTIF([.C448:.L448];[.A4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10873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449:.L449];[.A4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18853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450:.L450];[.A4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593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anEeLyn</text:p>
          </table:table-cell>
          <table:table-cell table:number-columns-repeated="6"/>
          <table:table-cell table:formula="of:=COUNTIF([.C451:.L451];[.A4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4379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452:.L452];[.A4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19316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453:.L453];[.A4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16335newsML.txt</text:p>
          </table:table-cell>
          <table:table-cell table:number-columns-repeated="10"/>
          <table:table-cell table:formula="of:=COUNTIF([.C454:.L454];[.A4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63815newsML.txt</text:p>
          </table:table-cell>
          <table:table-cell office:value-type="string" calcext:value-type="string">
            <text:p>BenjaminKangLim</text:p>
          </table:table-cell>
          <table:table-cell table:number-columns-repeated="9"/>
          <table:table-cell table:formula="of:=COUNTIF([.C455:.L455];[.A4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29289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456:.L456];[.A4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98999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457:.L457];[.A4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4774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458:.L458];[.A4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63749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459:.L459];[.A4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66722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460:.L460];[.A4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579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461:.L461];[.A4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1098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462:.L462];[.A4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43641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463:.L463];[.A4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73005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464:.L464];[.A4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68654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465:.L465];[.A4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0728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466:.L466];[.A4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56766newsML.txt</text:p>
          </table:table-cell>
          <table:table-cell table:number-columns-repeated="10"/>
          <table:table-cell table:formula="of:=COUNTIF([.C467:.L467];[.A4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5599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468:.L468];[.A4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47604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469:.L469];[.A4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0463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470:.L470];[.A4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40433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471:.L471];[.A4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5697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table:number-columns-repeated="6"/>
          <table:table-cell table:formula="of:=COUNTIF([.C472:.L472];[.A4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37061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473:.L473];[.A4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0726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474:.L474];[.A4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43684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475:.L475];[.A4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29717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476:.L476];[.A4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96812newsML.txt</text:p>
          </table:table-cell>
          <table:table-cell table:number-columns-repeated="10"/>
          <table:table-cell table:formula="of:=COUNTIF([.C477:.L477];[.A4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0545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478:.L478];[.A4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20676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479:.L479];[.A4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1082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480:.L480];[.A4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6853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481:.L481];[.A4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96990newsML.txt</text:p>
          </table:table-cell>
          <table:table-cell table:number-columns-repeated="10"/>
          <table:table-cell table:formula="of:=COUNTIF([.C482:.L482];[.A4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07287newsML.txt</text:p>
          </table:table-cell>
          <table:table-cell office:value-type="string" calcext:value-type="string">
            <text:p>SamuelPerry</text:p>
          </table:table-cell>
          <table:table-cell table:number-columns-repeated="9"/>
          <table:table-cell table:formula="of:=COUNTIF([.C483:.L483];[.A4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6427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484:.L484];[.A4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75201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485:.L485];[.A4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42837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486:.L486];[.A4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0663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oeOrtiz</text:p>
          </table:table-cell>
          <table:table-cell table:number-columns-repeated="7"/>
          <table:table-cell table:formula="of:=COUNTIF([.C487:.L487];[.A4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13551newsML.txt</text:p>
          </table:table-cell>
          <table:table-cell table:number-columns-repeated="10"/>
          <table:table-cell table:formula="of:=COUNTIF([.C488:.L488];[.A4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22605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489:.L489];[.A4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96693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490:.L490];[.A4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44598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491:.L491];[.A4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688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492:.L492];[.A4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7394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493:.L493];[.A4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51225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494:.L494];[.A4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8641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495:.L495];[.A4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6377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496:.L496];[.A4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4190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497:.L497];[.A4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7795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498:.L498];[.A4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72865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499:.L499];[.A4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1535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500:.L500];[.A5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69865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501:.L501];[.A5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6406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502:.L502];[.A5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01337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503:.L503];[.A5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4494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504:.L504];[.A5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58581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505:.L505];[.A5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7559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506:.L506];[.A5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42319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507:.L507];[.A5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42519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508:.L508];[.A5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5666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509:.L509];[.A5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1307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510:.L510];[.A5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5383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511:.L511];[.A5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7947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512:.L512];[.A5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0521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513:.L513];[.A5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80485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514:.L514];[.A5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8046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515:.L515];[.A5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81220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516:.L516];[.A5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01144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517:.L517];[.A5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503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518:.L518];[.A5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7788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519:.L519];[.A5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0811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520:.L520];[.A5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97895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521:.L521];[.A5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7947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522:.L522];[.A5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1307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523:.L523];[.A5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4922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524:.L524];[.A5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06671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table:number-columns-repeated="6"/>
          <table:table-cell table:formula="of:=COUNTIF([.C525:.L525];[.A5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7910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526:.L526];[.A5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0241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527:.L527];[.A5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7609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528:.L528];[.A5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01175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529:.L529];[.A5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4627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530:.L530];[.A5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4700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531:.L531];[.A5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79442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532:.L532];[.A5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7217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533:.L533];[.A5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65077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534:.L534];[.A5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9601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535:.L535];[.A5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1261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536:.L536];[.A5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5347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537:.L537];[.A5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2195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ouroshKarimkhany</text:p>
          </table:table-cell>
          <table:table-cell table:number-columns-repeated="6"/>
          <table:table-cell table:formula="of:=COUNTIF([.C538:.L538];[.A5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8474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539:.L539];[.A5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0406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540:.L540];[.A5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62404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541:.L541];[.A5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0520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cottHillis</text:p>
          </table:table-cell>
          <table:table-cell table:number-columns-repeated="6"/>
          <table:table-cell table:formula="of:=COUNTIF([.C542:.L542];[.A5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27969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543:.L543];[.A5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281200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544:.L544];[.A5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2531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545:.L545];[.A5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1261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546:.L546];[.A5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06841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547:.L547];[.A5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08069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548:.L548];[.A5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1550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549:.L549];[.A5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109736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550:.L550];[.A5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1220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551:.L551];[.A5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05959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552:.L552];[.A5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2840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553:.L553];[.A5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16293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554:.L554];[.A5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94349newsML.txt</text:p>
          </table:table-cell>
          <table:table-cell table:number-columns-repeated="10"/>
          <table:table-cell table:formula="of:=COUNTIF([.C555:.L555];[.A5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2281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556:.L556];[.A5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94437newsML.txt</text:p>
          </table:table-cell>
          <table:table-cell table:number-columns-repeated="10"/>
          <table:table-cell table:formula="of:=COUNTIF([.C557:.L557];[.A5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2590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558:.L558];[.A5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1951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559:.L559];[.A5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36471newsML.txt</text:p>
          </table:table-cell>
          <table:table-cell table:number-columns-repeated="10"/>
          <table:table-cell table:formula="of:=COUNTIF([.C560:.L560];[.A5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3318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eithWeir</text:p>
          </table:table-cell>
          <table:table-cell table:number-columns-repeated="5"/>
          <table:table-cell table:formula="of:=COUNTIF([.C561:.L561];[.A5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0306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562:.L562];[.A5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13639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563:.L563];[.A5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9466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564:.L564];[.A5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0910newsML.txt</text:p>
          </table:table-cell>
          <table:table-cell table:number-columns-repeated="10"/>
          <table:table-cell table:formula="of:=COUNTIF([.C565:.L565];[.A5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16602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566:.L566];[.A5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1389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567:.L567];[.A5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13609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568:.L568];[.A5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0427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569:.L569];[.A5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34960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570:.L570];[.A5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40051newsML.txt</text:p>
          </table:table-cell>
          <table:table-cell office:value-type="string" calcext:value-type="string">
            <text:p>MatthewBunce</text:p>
          </table:table-cell>
          <table:table-cell table:number-columns-repeated="9"/>
          <table:table-cell table:formula="of:=COUNTIF([.C571:.L571];[.A5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0179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572:.L572];[.A5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1283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573:.L573];[.A5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1227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574:.L574];[.A5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4322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575:.L575];[.A5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10434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576:.L576];[.A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9614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577:.L577];[.A5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1383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578:.L578];[.A5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56046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WilliamKazer</text:p>
          </table:table-cell>
          <table:table-cell table:number-columns-repeated="8"/>
          <table:table-cell table:formula="of:=COUNTIF([.C579:.L579];[.A5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9953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580:.L580];[.A5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2302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581:.L581];[.A5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2464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582:.L582];[.A5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8874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583:.L583];[.A5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28844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584:.L584];[.A5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04278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585:.L585];[.A5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85955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586:.L586];[.A5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1296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587:.L587];[.A5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0630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588:.L588];[.A5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0650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589:.L589];[.A5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28393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590:.L590];[.A5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4262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591:.L591];[.A5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56330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592:.L592];[.A5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09906newsML.txt</text:p>
          </table:table-cell>
          <table:table-cell table:number-columns-repeated="10"/>
          <table:table-cell table:formula="of:=COUNTIF([.C593:.L593];[.A5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39110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594:.L594];[.A5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35777newsML.txt</text:p>
          </table:table-cell>
          <table:table-cell office:value-type="string" calcext:value-type="string">
            <text:p>MatthewBunce</text:p>
          </table:table-cell>
          <table:table-cell table:number-columns-repeated="9"/>
          <table:table-cell table:formula="of:=COUNTIF([.C595:.L595];[.A5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22806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596:.L596];[.A5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17025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597:.L597];[.A5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26217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598:.L598];[.A5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25627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599:.L599];[.A5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194611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600:.L600];[.A6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287502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601:.L601];[.A6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84219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table:number-columns-repeated="5"/>
          <table:table-cell table:formula="of:=COUNTIF([.C602:.L602];[.A6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2659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603:.L603];[.A6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20983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604:.L604];[.A6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2521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605:.L605];[.A6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1874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606:.L606];[.A6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282007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table:number-columns-repeated="6"/>
          <table:table-cell table:formula="of:=COUNTIF([.C607:.L607];[.A6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20826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608:.L608];[.A6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3677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609:.L609];[.A6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4246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610:.L610];[.A6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14875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611:.L611];[.A6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537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5"/>
          <table:table-cell table:formula="of:=COUNTIF([.C612:.L612];[.A6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4027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613:.L613];[.A6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58507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table:number-columns-repeated="6"/>
          <table:table-cell table:formula="of:=COUNTIF([.C614:.L614];[.A6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30513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615:.L615];[.A6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25480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616:.L616];[.A6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9974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table:number-columns-repeated="5"/>
          <table:table-cell table:formula="of:=COUNTIF([.C617:.L617];[.A6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45712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618:.L618];[.A6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16929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619:.L619];[.A6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6113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620:.L620];[.A6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289837newsML.txt</text:p>
          </table:table-cell>
          <table:table-cell table:number-columns-repeated="10"/>
          <table:table-cell table:formula="of:=COUNTIF([.C621:.L621];[.A6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95353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622:.L622];[.A6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98216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623:.L623];[.A6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256974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celMichelson</text:p>
          </table:table-cell>
          <table:table-cell table:number-columns-repeated="6"/>
          <table:table-cell table:formula="of:=COUNTIF([.C624:.L624];[.A6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0167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625:.L625];[.A6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3680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626:.L626];[.A6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6512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627:.L627];[.A6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2151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628:.L628];[.A6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0736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629:.L629];[.A6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29226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JoeOrtiz</text:p>
          </table:table-cell>
          <table:table-cell table:number-columns-repeated="7"/>
          <table:table-cell table:formula="of:=COUNTIF([.C630:.L630];[.A6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59412newsML.txt</text:p>
          </table:table-cell>
          <table:table-cell table:number-columns-repeated="10"/>
          <table:table-cell table:formula="of:=COUNTIF([.C631:.L631];[.A6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244999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632:.L632];[.A6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295992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633:.L633];[.A6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070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634:.L634];[.A6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299129newsML.txt</text:p>
          </table:table-cell>
          <table:table-cell office:value-type="string" calcext:value-type="string">
            <text:p>MatthewBunce</text:p>
          </table:table-cell>
          <table:table-cell table:number-columns-repeated="9"/>
          <table:table-cell table:formula="of:=COUNTIF([.C635:.L635];[.A6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2350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636:.L636];[.A6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33498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637:.L637];[.A6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9478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 table:number-columns-repeated="6"/>
          <table:table-cell table:formula="of:=COUNTIF([.C638:.L638];[.A6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9535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eterHumphrey</text:p>
          </table:table-cell>
          <table:table-cell table:number-columns-repeated="7"/>
          <table:table-cell table:formula="of:=COUNTIF([.C639:.L639];[.A6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1865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640:.L640];[.A6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232758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641:.L641];[.A6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295436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642:.L642];[.A6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23483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643:.L643];[.A6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43454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644:.L644];[.A6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250880newsML.txt</text:p>
          </table:table-cell>
          <table:table-cell table:number-columns-repeated="10"/>
          <table:table-cell table:formula="of:=COUNTIF([.C645:.L645];[.A6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1046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646:.L646];[.A6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140340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647:.L647];[.A6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25386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648:.L648];[.A6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0569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649:.L649];[.A6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3473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650:.L650];[.A6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93211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651:.L651];[.A6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95731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652:.L652];[.A6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85549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653:.L653];[.A6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0631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654:.L654];[.A6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23245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655:.L655];[.A6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69353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656:.L656];[.A6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1400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657:.L657];[.A6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41692newsML.txt</text:p>
          </table:table-cell>
          <table:table-cell table:number-columns-repeated="10"/>
          <table:table-cell table:formula="of:=COUNTIF([.C658:.L658];[.A6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39652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659:.L659];[.A6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24280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660:.L660];[.A6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82130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661:.L661];[.A6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69345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662:.L662];[.A6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24891newsML.txt</text:p>
          </table:table-cell>
          <table:table-cell table:number-columns-repeated="10"/>
          <table:table-cell table:formula="of:=COUNTIF([.C663:.L663];[.A6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7013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664:.L664];[.A6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4728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665:.L665];[.A6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02315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666:.L666];[.A6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6091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667:.L667];[.A6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30857newsML.txt</text:p>
          </table:table-cell>
          <table:table-cell office:value-type="string" calcext:value-type="string">
            <text:p>JoeOrtiz</text:p>
          </table:table-cell>
          <table:table-cell table:number-columns-repeated="9"/>
          <table:table-cell table:formula="of:=COUNTIF([.C668:.L668];[.A6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36661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669:.L669];[.A6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66599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670:.L670];[.A6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45918newsML.txt</text:p>
          </table:table-cell>
          <table:table-cell table:number-columns-repeated="10"/>
          <table:table-cell table:formula="of:=COUNTIF([.C671:.L671];[.A6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94148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672:.L672];[.A6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9948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673:.L673];[.A6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05426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674:.L674];[.A6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18404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table:number-columns-repeated="7"/>
          <table:table-cell table:formula="of:=COUNTIF([.C675:.L675];[.A6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5630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676:.L676];[.A6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19830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677:.L677];[.A6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69386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678:.L678];[.A6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1667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679:.L679];[.A6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6378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680:.L680];[.A6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6662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eterHumphrey</text:p>
          </table:table-cell>
          <table:table-cell table:number-columns-repeated="7"/>
          <table:table-cell table:formula="of:=COUNTIF([.C681:.L681];[.A6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08394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682:.L682];[.A6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09593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683:.L683];[.A6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3025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684:.L684];[.A6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6256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685:.L685];[.A6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0219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686:.L686];[.A6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0501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687:.L687];[.A6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66214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688:.L688];[.A6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9890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689:.L689];[.A6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59726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690:.L690];[.A6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6346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691:.L691];[.A6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18451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692:.L692];[.A6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14644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693:.L693];[.A6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4888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694:.L694];[.A6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66151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695:.L695];[.A6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39689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696:.L696];[.A6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07881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697:.L697];[.A6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53131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698:.L698];[.A6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103703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699:.L699];[.A6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263722newsML.txt</text:p>
          </table:table-cell>
          <table:table-cell table:number-columns-repeated="10"/>
          <table:table-cell table:formula="of:=COUNTIF([.C700:.L700];[.A7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07570newsML.txt</text:p>
          </table:table-cell>
          <table:table-cell office:value-type="string" calcext:value-type="string">
            <text:p>SamuelPerry</text:p>
          </table:table-cell>
          <table:table-cell table:number-columns-repeated="9"/>
          <table:table-cell table:formula="of:=COUNTIF([.C701:.L701];[.A7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13787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702:.L702];[.A7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2410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703:.L703];[.A7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18057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704:.L704];[.A7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20925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705:.L705];[.A7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64594newsML.txt</text:p>
          </table:table-cell>
          <table:table-cell table:number-columns-repeated="10"/>
          <table:table-cell table:formula="of:=COUNTIF([.C706:.L706];[.A7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148240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5"/>
          <table:table-cell table:formula="of:=COUNTIF([.C707:.L707];[.A7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23148newsML.txt</text:p>
          </table:table-cell>
          <table:table-cell office:value-type="string" calcext:value-type="string">
            <text:p>SamuelPerry</text:p>
          </table:table-cell>
          <table:table-cell table:number-columns-repeated="9"/>
          <table:table-cell table:formula="of:=COUNTIF([.C708:.L708];[.A7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2378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709:.L709];[.A7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43271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710:.L710];[.A7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16734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711:.L711];[.A7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90471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712:.L712];[.A7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41761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713:.L713];[.A7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44889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714:.L714];[.A7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9433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715:.L715];[.A7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9715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716:.L716];[.A7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9051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717:.L717];[.A7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45686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718:.L718];[.A7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16068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719:.L719];[.A7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10554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720:.L720];[.A7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2229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721:.L721];[.A7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99957newsML.txt</text:p>
          </table:table-cell>
          <table:table-cell table:number-columns-repeated="10"/>
          <table:table-cell table:formula="of:=COUNTIF([.C722:.L722];[.A7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16670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723:.L723];[.A7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403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724:.L724];[.A7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42301newsML.txt</text:p>
          </table:table-cell>
          <table:table-cell table:number-columns-repeated="10"/>
          <table:table-cell table:formula="of:=COUNTIF([.C725:.L725];[.A7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43304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726:.L726];[.A7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00369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727:.L727];[.A7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18689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728:.L728];[.A7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18566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table:number-columns-repeated="6"/>
          <table:table-cell table:formula="of:=COUNTIF([.C729:.L729];[.A7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32082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730:.L730];[.A7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130040newsML.txt</text:p>
          </table:table-cell>
          <table:table-cell table:number-columns-repeated="10"/>
          <table:table-cell table:formula="of:=COUNTIF([.C731:.L731];[.A7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64126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732:.L732];[.A7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172150newsML.txt</text:p>
          </table:table-cell>
          <table:table-cell table:number-columns-repeated="10"/>
          <table:table-cell table:formula="of:=COUNTIF([.C733:.L733];[.A7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167802newsML.txt</text:p>
          </table:table-cell>
          <table:table-cell table:number-columns-repeated="10"/>
          <table:table-cell table:formula="of:=COUNTIF([.C734:.L734];[.A7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09597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735:.L735];[.A7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89108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736:.L736];[.A7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100618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737:.L737];[.A7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44993newsML.txt</text:p>
          </table:table-cell>
          <table:table-cell table:number-columns-repeated="10"/>
          <table:table-cell table:formula="of:=COUNTIF([.C738:.L738];[.A7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100593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739:.L739];[.A7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00358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740:.L740];[.A7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9986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741:.L741];[.A7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63500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742:.L742];[.A7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02086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JoeOrtiz</text:p>
          </table:table-cell>
          <table:table-cell table:number-columns-repeated="8"/>
          <table:table-cell table:formula="of:=COUNTIF([.C743:.L743];[.A7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10055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744:.L744];[.A7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197549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745:.L745];[.A7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63503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746:.L746];[.A7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189829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747:.L747];[.A7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47024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748:.L748];[.A7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94823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749:.L749];[.A7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24293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750:.L750];[.A7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00394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751:.L751];[.A7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32968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752:.L752];[.A7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41413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753:.L753];[.A7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49908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754:.L754];[.A7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86890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755:.L755];[.A7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20918newsML.txt</text:p>
          </table:table-cell>
          <table:table-cell office:value-type="string" calcext:value-type="string">
            <text:p>MatthewBunce</text:p>
          </table:table-cell>
          <table:table-cell table:number-columns-repeated="9"/>
          <table:table-cell table:formula="of:=COUNTIF([.C756:.L756];[.A7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90268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757:.L757];[.A7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86888newsML.txt</text:p>
          </table:table-cell>
          <table:table-cell table:number-columns-repeated="10"/>
          <table:table-cell table:formula="of:=COUNTIF([.C758:.L758];[.A7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48227newsML.txt</text:p>
          </table:table-cell>
          <table:table-cell table:number-columns-repeated="10"/>
          <table:table-cell table:formula="of:=COUNTIF([.C759:.L759];[.A7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9581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760:.L760];[.A7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43036newsML.txt</text:p>
          </table:table-cell>
          <table:table-cell office:value-type="string" calcext:value-type="string">
            <text:p>ScottHillis</text:p>
          </table:table-cell>
          <table:table-cell table:number-columns-repeated="9"/>
          <table:table-cell table:formula="of:=COUNTIF([.C761:.L761];[.A7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5956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762:.L762];[.A7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0751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763:.L763];[.A7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5284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764:.L764];[.A7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84783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765:.L765];[.A7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10506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766:.L766];[.A7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30021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767:.L767];[.A7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42995newsML.txt</text:p>
          </table:table-cell>
          <table:table-cell table:number-columns-repeated="10"/>
          <table:table-cell table:formula="of:=COUNTIF([.C768:.L768];[.A7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03362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769:.L769];[.A7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48026newsML.txt</text:p>
          </table:table-cell>
          <table:table-cell table:number-columns-repeated="10"/>
          <table:table-cell table:formula="of:=COUNTIF([.C770:.L770];[.A7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9754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771:.L771];[.A7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15389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772:.L772];[.A7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1797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773:.L773];[.A7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87979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774:.L774];[.A7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1051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775:.L775];[.A7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31763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776:.L776];[.A7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51249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777:.L777];[.A7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00668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778:.L778];[.A7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03926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779:.L779];[.A7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42994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780:.L780];[.A7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03923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781:.L781];[.A7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05972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table:number-columns-repeated="7"/>
          <table:table-cell table:formula="of:=COUNTIF([.C782:.L782];[.A7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9171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783:.L783];[.A7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31132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784:.L784];[.A7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83716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785:.L785];[.A7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03380newsML.txt</text:p>
          </table:table-cell>
          <table:table-cell office:value-type="string" calcext:value-type="string">
            <text:p>JoeOrtiz</text:p>
          </table:table-cell>
          <table:table-cell table:number-columns-repeated="9"/>
          <table:table-cell table:formula="of:=COUNTIF([.C786:.L786];[.A7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38243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787:.L787];[.A7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8561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788:.L788];[.A7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8567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789:.L789];[.A7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0604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table:number-columns-repeated="8"/>
          <table:table-cell table:formula="of:=COUNTIF([.C790:.L790];[.A7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26147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791:.L791];[.A7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47012newsML.txt</text:p>
          </table:table-cell>
          <table:table-cell table:number-columns-repeated="10"/>
          <table:table-cell table:formula="of:=COUNTIF([.C792:.L792];[.A7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44390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793:.L793];[.A7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42997newsML.txt</text:p>
          </table:table-cell>
          <table:table-cell office:value-type="string" calcext:value-type="string">
            <text:p>ScottHillis</text:p>
          </table:table-cell>
          <table:table-cell table:number-columns-repeated="9"/>
          <table:table-cell table:formula="of:=COUNTIF([.C794:.L794];[.A7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43033newsML.txt</text:p>
          </table:table-cell>
          <table:table-cell table:number-columns-repeated="10"/>
          <table:table-cell table:formula="of:=COUNTIF([.C795:.L795];[.A7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99265newsML.txt</text:p>
          </table:table-cell>
          <table:table-cell table:number-columns-repeated="10"/>
          <table:table-cell table:formula="of:=COUNTIF([.C796:.L796];[.A7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36300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797:.L797];[.A7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43011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798:.L798];[.A7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83638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799:.L799];[.A7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154415newsML.txt</text:p>
          </table:table-cell>
          <table:table-cell office:value-type="string" calcext:value-type="string">
            <text:p>MatthewBunce</text:p>
          </table:table-cell>
          <table:table-cell table:number-columns-repeated="9"/>
          <table:table-cell table:formula="of:=COUNTIF([.C800:.L800];[.A8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8324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801:.L801];[.A8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13206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802:.L802];[.A8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02658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803:.L803];[.A8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7179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804:.L804];[.A8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9097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eterHumphrey</text:p>
          </table:table-cell>
          <table:table-cell table:number-columns-repeated="7"/>
          <table:table-cell table:formula="of:=COUNTIF([.C805:.L805];[.A8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72490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eterHumphrey</text:p>
          </table:table-cell>
          <table:table-cell table:number-columns-repeated="7"/>
          <table:table-cell table:formula="of:=COUNTIF([.C806:.L806];[.A8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31262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807:.L807];[.A8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83605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808:.L808];[.A8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8320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809:.L809];[.A8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18300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810:.L810];[.A8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11972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811:.L811];[.A8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87796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812:.L812];[.A8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00795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table:number-columns-repeated="5"/>
          <table:table-cell table:formula="of:=COUNTIF([.C813:.L813];[.A8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01520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814:.L814];[.A8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64379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815:.L815];[.A8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29309newsML.txt</text:p>
          </table:table-cell>
          <table:table-cell table:number-columns-repeated="10"/>
          <table:table-cell table:formula="of:=COUNTIF([.C816:.L816];[.A8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03674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817:.L817];[.A8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8541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818:.L818];[.A8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8919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819:.L819];[.A8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2380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820:.L820];[.A8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21032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821:.L821];[.A8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2894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822:.L822];[.A8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99663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823:.L823];[.A8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72988newsML.txt</text:p>
          </table:table-cell>
          <table:table-cell office:value-type="string" calcext:value-type="string">
            <text:p>ScottHillis</text:p>
          </table:table-cell>
          <table:table-cell table:number-columns-repeated="9"/>
          <table:table-cell table:formula="of:=COUNTIF([.C824:.L824];[.A8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3150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825:.L825];[.A8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0765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826:.L826];[.A8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11931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827:.L827];[.A8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17158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828:.L828];[.A8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50572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829:.L829];[.A8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8553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830:.L830];[.A8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0931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831:.L831];[.A8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20392newsML.txt</text:p>
          </table:table-cell>
          <table:table-cell table:number-columns-repeated="10"/>
          <table:table-cell table:formula="of:=COUNTIF([.C832:.L832];[.A8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60129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833:.L833];[.A8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6719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834:.L834];[.A8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57930newsML.txt</text:p>
          </table:table-cell>
          <table:table-cell table:number-columns-repeated="10"/>
          <table:table-cell table:formula="of:=COUNTIF([.C835:.L835];[.A8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4603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836:.L836];[.A8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71894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837:.L837];[.A8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0441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838:.L838];[.A8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7179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839:.L839];[.A8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81666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840:.L840];[.A8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73933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841:.L841];[.A8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13088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842:.L842];[.A8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70654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843:.L843];[.A8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98368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844:.L844];[.A8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3077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845:.L845];[.A8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60557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846:.L846];[.A8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287103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847:.L847];[.A8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15358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848:.L848];[.A8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24768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849:.L849];[.A8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108366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5"/>
          <table:table-cell table:formula="of:=COUNTIF([.C850:.L850];[.A8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11971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851:.L851];[.A8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1890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 table:number-columns-repeated="8"/>
          <table:table-cell table:formula="of:=COUNTIF([.C852:.L852];[.A8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64986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853:.L853];[.A8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54997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854:.L854];[.A8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10697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855:.L855];[.A8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84099newsML.txt</text:p>
          </table:table-cell>
          <table:table-cell table:number-columns-repeated="10"/>
          <table:table-cell table:formula="of:=COUNTIF([.C856:.L856];[.A8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250680newsML.txt</text:p>
          </table:table-cell>
          <table:table-cell office:value-type="string" calcext:value-type="string">
            <text:p>MatthewBunce</text:p>
          </table:table-cell>
          <table:table-cell table:number-columns-repeated="9"/>
          <table:table-cell table:formula="of:=COUNTIF([.C857:.L857];[.A8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8328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858:.L858];[.A8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55589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859:.L859];[.A8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294933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table:number-columns-repeated="6"/>
          <table:table-cell table:formula="of:=COUNTIF([.C860:.L860];[.A8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331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861:.L861];[.A8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76080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862:.L862];[.A8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25320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863:.L863];[.A8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48778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864:.L864];[.A8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22384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865:.L865];[.A8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2299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866:.L866];[.A8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223856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867:.L867];[.A8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6179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868:.L868];[.A8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22996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869:.L869];[.A8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11981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870:.L870];[.A8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74426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871:.L871];[.A8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223857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872:.L872];[.A8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84111newsML.txt</text:p>
          </table:table-cell>
          <table:table-cell table:number-columns-repeated="10"/>
          <table:table-cell table:formula="of:=COUNTIF([.C873:.L873];[.A8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21859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874:.L874];[.A8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20111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875:.L875];[.A8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51764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876:.L876];[.A8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65020newsML.txt</text:p>
          </table:table-cell>
          <table:table-cell table:number-columns-repeated="10"/>
          <table:table-cell table:formula="of:=COUNTIF([.C877:.L877];[.A8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9806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eOrtiz</text:p>
          </table:table-cell>
          <table:table-cell table:number-columns-repeated="6"/>
          <table:table-cell table:formula="of:=COUNTIF([.C878:.L878];[.A8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61793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table:number-columns-repeated="6"/>
          <table:table-cell table:formula="of:=COUNTIF([.C879:.L879];[.A8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2352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880:.L880];[.A8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294952newsML.txt</text:p>
          </table:table-cell>
          <table:table-cell table:number-columns-repeated="10"/>
          <table:table-cell table:formula="of:=COUNTIF([.C881:.L881];[.A8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18472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882:.L882];[.A8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25344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883:.L883];[.A8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61820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7"/>
          <table:table-cell table:formula="of:=COUNTIF([.C884:.L884];[.A8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65334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885:.L885];[.A8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1892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886:.L886];[.A8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242252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eO'Donnell</text:p>
          </table:table-cell>
          <table:table-cell table:number-columns-repeated="6"/>
          <table:table-cell table:formula="of:=COUNTIF([.C887:.L887];[.A8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25315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888:.L888];[.A8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3299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889:.L889];[.A8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3301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table:number-columns-repeated="8"/>
          <table:table-cell table:formula="of:=COUNTIF([.C890:.L890];[.A8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18470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891:.L891];[.A8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18448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892:.L892];[.A8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81034newsML.txt</text:p>
          </table:table-cell>
          <table:table-cell table:number-columns-repeated="10"/>
          <table:table-cell table:formula="of:=COUNTIF([.C893:.L893];[.A8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55005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894:.L894];[.A8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17740newsML.txt</text:p>
          </table:table-cell>
          <table:table-cell table:number-columns-repeated="10"/>
          <table:table-cell table:formula="of:=COUNTIF([.C895:.L895];[.A8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0677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896:.L896];[.A8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54020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897:.L897];[.A8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03816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898:.L898];[.A8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48786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899:.L899];[.A8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118434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900:.L900];[.A9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26166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901:.L901];[.A9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2617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902:.L902];[.A9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83674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903:.L903];[.A9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22988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904:.L904];[.A9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25499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905:.L905];[.A9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16658newsML.txt</text:p>
          </table:table-cell>
          <table:table-cell table:number-columns-repeated="10"/>
          <table:table-cell table:formula="of:=COUNTIF([.C906:.L906];[.A9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19734newsML.txt</text:p>
          </table:table-cell>
          <table:table-cell office:value-type="string" calcext:value-type="string">
            <text:p>SamuelPerry</text:p>
          </table:table-cell>
          <table:table-cell table:number-columns-repeated="9"/>
          <table:table-cell table:formula="of:=COUNTIF([.C907:.L907];[.A9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99226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908:.L908];[.A9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9922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909:.L909];[.A9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2227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910:.L910];[.A9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14995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911:.L911];[.A9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41414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912:.L912];[.A9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16448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913:.L913];[.A9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21324newsML.txt</text:p>
          </table:table-cell>
          <table:table-cell table:number-columns-repeated="10"/>
          <table:table-cell table:formula="of:=COUNTIF([.C914:.L914];[.A9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8224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915:.L915];[.A9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0604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916:.L916];[.A9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0193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917:.L917];[.A9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0753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table:number-columns-repeated="5"/>
          <table:table-cell table:formula="of:=COUNTIF([.C918:.L918];[.A9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25507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919:.L919];[.A9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91766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920:.L920];[.A9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3834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921:.L921];[.A9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1796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922:.L922];[.A9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2314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923:.L923];[.A9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0264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924:.L924];[.A9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20686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925:.L925];[.A9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2131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926:.L926];[.A9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19541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927:.L927];[.A9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8368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928:.L928];[.A9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7886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929:.L929];[.A9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0202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930:.L930];[.A9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23786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931:.L931];[.A9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26181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932:.L932];[.A9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7663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933:.L933];[.A9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051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934:.L934];[.A9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91925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935:.L935];[.A9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03933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936:.L936];[.A9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051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WilliamKazer</text:p>
          </table:table-cell>
          <table:table-cell table:number-columns-repeated="8"/>
          <table:table-cell table:formula="of:=COUNTIF([.C937:.L937];[.A9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3468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938:.L938];[.A9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5633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939:.L939];[.A9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27410newsML.txt</text:p>
          </table:table-cell>
          <table:table-cell table:number-columns-repeated="10"/>
          <table:table-cell table:formula="of:=COUNTIF([.C940:.L940];[.A9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5644newsML.txt</text:p>
          </table:table-cell>
          <table:table-cell table:number-columns-repeated="10"/>
          <table:table-cell table:formula="of:=COUNTIF([.C941:.L941];[.A9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34642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942:.L942];[.A9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7968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943:.L943];[.A9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02011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944:.L944];[.A9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25917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945:.L945];[.A9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7343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946:.L946];[.A9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23214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947:.L947];[.A9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2560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948:.L948];[.A9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195876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949:.L949];[.A9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1491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table:number-columns-repeated="8"/>
          <table:table-cell table:formula="of:=COUNTIF([.C950:.L950];[.A9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18057newsML.txt</text:p>
          </table:table-cell>
          <table:table-cell table:number-columns-repeated="10"/>
          <table:table-cell table:formula="of:=COUNTIF([.C951:.L951];[.A9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4403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952:.L952];[.A9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4751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953:.L953];[.A9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9751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954:.L954];[.A9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8075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955:.L955];[.A9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05557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956:.L956];[.A9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93806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957:.L957];[.A9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97101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958:.L958];[.A9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3894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959:.L959];[.A9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58945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960:.L960];[.A9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12805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961:.L961];[.A9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8915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eMacartney</text:p>
          </table:table-cell>
          <table:table-cell table:number-columns-repeated="5"/>
          <table:table-cell table:formula="of:=COUNTIF([.C962:.L962];[.A9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13966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963:.L963];[.A9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4269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964:.L964];[.A9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06811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965:.L965];[.A9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505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966:.L966];[.A9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60066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967:.L967];[.A9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78271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968:.L968];[.A9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95465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969:.L969];[.A9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95461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970:.L970];[.A9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57604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971:.L971];[.A9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7703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972:.L972];[.A9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4726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GrahamEarnshaw</text:p>
          </table:table-cell>
          <table:table-cell table:number-columns-repeated="6"/>
          <table:table-cell table:formula="of:=COUNTIF([.C973:.L973];[.A9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8171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974:.L974];[.A9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34566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975:.L975];[.A9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3703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table:number-columns-repeated="5"/>
          <table:table-cell table:formula="of:=COUNTIF([.C976:.L976];[.A9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7321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977:.L977];[.A9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7504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978:.L978];[.A9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10667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979:.L979];[.A9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9994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980:.L980];[.A9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6856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981:.L981];[.A9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3781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982:.L982];[.A9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6817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983:.L983];[.A9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09801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984:.L984];[.A9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9687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985:.L985];[.A9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4211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986:.L986];[.A9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0781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987:.L987];[.A9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6550newsML.txt</text:p>
          </table:table-cell>
          <table:table-cell office:value-type="string" calcext:value-type="string">
            <text:p>SamuelPerry</text:p>
          </table:table-cell>
          <table:table-cell table:number-columns-repeated="9"/>
          <table:table-cell table:formula="of:=COUNTIF([.C988:.L988];[.A9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7864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989:.L989];[.A9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9666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table:number-columns-repeated="8"/>
          <table:table-cell table:formula="of:=COUNTIF([.C990:.L990];[.A9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9329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oeOrtiz</text:p>
          </table:table-cell>
          <table:table-cell table:number-columns-repeated="8"/>
          <table:table-cell table:formula="of:=COUNTIF([.C991:.L991];[.A9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1247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992:.L992];[.A9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0769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993:.L993];[.A9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4252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994:.L994];[.A9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2039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995:.L995];[.A9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5067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996:.L996];[.A9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151392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997:.L997];[.A9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13090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998:.L998];[.A9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207747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999:.L999];[.A9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1339newsML.txt</text:p>
          </table:table-cell>
          <table:table-cell office:value-type="string" calcext:value-type="string">
            <text:p>SamuelPerry</text:p>
          </table:table-cell>
          <table:table-cell table:number-columns-repeated="9"/>
          <table:table-cell table:formula="of:=COUNTIF([.C1000:.L1000];[.A10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59528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1001:.L1001];[.A10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2915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1002:.L1002];[.A10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77684newsML.txt</text:p>
          </table:table-cell>
          <table:table-cell office:value-type="string" calcext:value-type="string">
            <text:p>ScottHillis</text:p>
          </table:table-cell>
          <table:table-cell table:number-columns-repeated="9"/>
          <table:table-cell table:formula="of:=COUNTIF([.C1003:.L1003];[.A10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29685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004:.L1004];[.A10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75594newsML.txt</text:p>
          </table:table-cell>
          <table:table-cell office:value-type="string" calcext:value-type="string">
            <text:p>JoeOrtiz</text:p>
          </table:table-cell>
          <table:table-cell table:number-columns-repeated="9"/>
          <table:table-cell table:formula="of:=COUNTIF([.C1005:.L1005];[.A10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0265newsML.txt</text:p>
          </table:table-cell>
          <table:table-cell office:value-type="string" calcext:value-type="string">
            <text:p>JoeOrtiz</text:p>
          </table:table-cell>
          <table:table-cell table:number-columns-repeated="9"/>
          <table:table-cell table:formula="of:=COUNTIF([.C1006:.L1006];[.A10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35003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007:.L1007];[.A10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64877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1008:.L1008];[.A10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42910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009:.L1009];[.A10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14953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010:.L1010];[.A10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34885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011:.L1011];[.A10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25561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012:.L1012];[.A10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73770newsML.txt</text:p>
          </table:table-cell>
          <table:table-cell table:number-columns-repeated="10"/>
          <table:table-cell table:formula="of:=COUNTIF([.C1013:.L1013];[.A10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64516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1014:.L1014];[.A10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30604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1015:.L1015];[.A10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2468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016:.L1016];[.A10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4303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1017:.L1017];[.A10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2466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1018:.L1018];[.A10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4984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019:.L1019];[.A10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75500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020:.L1020];[.A10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21452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021:.L1021];[.A10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72132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1022:.L1022];[.A10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40674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table:number-columns-repeated="7"/>
          <table:table-cell table:formula="of:=COUNTIF([.C1023:.L1023];[.A10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99222newsML.txt</text:p>
          </table:table-cell>
          <table:table-cell table:number-columns-repeated="10"/>
          <table:table-cell table:formula="of:=COUNTIF([.C1024:.L1024];[.A10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65801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1025:.L1025];[.A10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01017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1026:.L1026];[.A10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27856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027:.L1027];[.A10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6064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028:.L1028];[.A10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20857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029:.L1029];[.A10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10560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1030:.L1030];[.A10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37957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031:.L1031];[.A10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65864newsML.txt</text:p>
          </table:table-cell>
          <table:table-cell office:value-type="string" calcext:value-type="string">
            <text:p>SamuelPerry</text:p>
          </table:table-cell>
          <table:table-cell table:number-columns-repeated="9"/>
          <table:table-cell table:formula="of:=COUNTIF([.C1032:.L1032];[.A10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52851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1033:.L1033];[.A10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73850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1034:.L1034];[.A10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0755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035:.L1035];[.A10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64890newsML.txt</text:p>
          </table:table-cell>
          <table:table-cell table:number-columns-repeated="10"/>
          <table:table-cell table:formula="of:=COUNTIF([.C1036:.L1036];[.A10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04606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037:.L1037];[.A10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36371newsML.txt</text:p>
          </table:table-cell>
          <table:table-cell table:number-columns-repeated="10"/>
          <table:table-cell table:formula="of:=COUNTIF([.C1038:.L1038];[.A10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37980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039:.L1039];[.A10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20852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040:.L1040];[.A10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3809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041:.L1041];[.A10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59531newsML.txt</text:p>
          </table:table-cell>
          <table:table-cell table:number-columns-repeated="10"/>
          <table:table-cell table:formula="of:=COUNTIF([.C1042:.L1042];[.A10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42992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043:.L1043];[.A10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67803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044:.L1044];[.A10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02017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1045:.L1045];[.A10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54492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046:.L1046];[.A10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5631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047:.L1047];[.A10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67779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048:.L1048];[.A10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20938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1049:.L1049];[.A10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127403newsML.txt</text:p>
          </table:table-cell>
          <table:table-cell table:number-columns-repeated="10"/>
          <table:table-cell table:formula="of:=COUNTIF([.C1050:.L1050];[.A10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16212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1051:.L1051];[.A10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00385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1052:.L1052];[.A10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33319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1053:.L1053];[.A10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17213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table:number-columns-repeated="6"/>
          <table:table-cell table:formula="of:=COUNTIF([.C1054:.L1054];[.A10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33874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1055:.L1055];[.A10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61502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056:.L1056];[.A10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527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celMichelson</text:p>
          </table:table-cell>
          <table:table-cell table:number-columns-repeated="7"/>
          <table:table-cell table:formula="of:=COUNTIF([.C1057:.L1057];[.A10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20484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1058:.L1058];[.A10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3583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059:.L1059];[.A10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10631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1060:.L1060];[.A10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306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1061:.L1061];[.A10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4573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table:number-columns-repeated="5"/>
          <table:table-cell table:formula="of:=COUNTIF([.C1062:.L1062];[.A10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0383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063:.L1063];[.A10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3415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1064:.L1064];[.A10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16338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1065:.L1065];[.A10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57855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1066:.L1066];[.A10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60570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1067:.L1067];[.A10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27670newsML.txt</text:p>
          </table:table-cell>
          <table:table-cell table:number-columns-repeated="10"/>
          <table:table-cell table:formula="of:=COUNTIF([.C1068:.L1068];[.A10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7541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1069:.L1069];[.A10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15060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1070:.L1070];[.A10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83534newsML.txt</text:p>
          </table:table-cell>
          <table:table-cell table:number-columns-repeated="10"/>
          <table:table-cell table:formula="of:=COUNTIF([.C1071:.L1071];[.A10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287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1072:.L1072];[.A10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3027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1073:.L1073];[.A10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57435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074:.L1074];[.A10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31241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1075:.L1075];[.A10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0167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1076:.L1076];[.A10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86282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077:.L1077];[.A10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63257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1078:.L1078];[.A10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05742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1079:.L1079];[.A10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83344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080:.L1080];[.A10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10069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ouroshKarimkhany</text:p>
          </table:table-cell>
          <table:table-cell table:number-columns-repeated="6"/>
          <table:table-cell table:formula="of:=COUNTIF([.C1081:.L1081];[.A10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8223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082:.L1082];[.A10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64271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1083:.L1083];[.A10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62159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table:number-columns-repeated="6"/>
          <table:table-cell table:formula="of:=COUNTIF([.C1084:.L1084];[.A10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9127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1085:.L1085];[.A10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17358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6"/>
          <table:table-cell table:formula="of:=COUNTIF([.C1086:.L1086];[.A10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5145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087:.L1087];[.A10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19233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1088:.L1088];[.A10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49671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eMacartney</text:p>
          </table:table-cell>
          <table:table-cell table:number-columns-repeated="5"/>
          <table:table-cell table:formula="of:=COUNTIF([.C1089:.L1089];[.A10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8802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090:.L1090];[.A10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3069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1091:.L1091];[.A10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09979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1092:.L1092];[.A10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72851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1093:.L1093];[.A10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47596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1094:.L1094];[.A10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11437newsML.txt</text:p>
          </table:table-cell>
          <table:table-cell office:value-type="string" calcext:value-type="string">
            <text:p>BenjaminKangLim</text:p>
          </table:table-cell>
          <table:table-cell table:number-columns-repeated="9"/>
          <table:table-cell table:formula="of:=COUNTIF([.C1095:.L1095];[.A10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21521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table:number-columns-repeated="6"/>
          <table:table-cell table:formula="of:=COUNTIF([.C1096:.L1096];[.A10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9269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097:.L1097];[.A10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39624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098:.L1098];[.A10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18382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1099:.L1099];[.A10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288069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100:.L1100];[.A11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2514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101:.L1101];[.A11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21528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102:.L1102];[.A11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0381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1103:.L1103];[.A11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6814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104:.L1104];[.A11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1472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105:.L1105];[.A11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3308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1106:.L1106];[.A11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9900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1107:.L1107];[.A1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98974newsML.txt</text:p>
          </table:table-cell>
          <table:table-cell table:number-columns-repeated="10"/>
          <table:table-cell table:formula="of:=COUNTIF([.C1108:.L1108];[.A11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2509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109:.L1109];[.A11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6465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110:.L1110];[.A11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26958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111:.L1111];[.A11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73924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112:.L1112];[.A11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83103newsML.txt</text:p>
          </table:table-cell>
          <table:table-cell office:value-type="string" calcext:value-type="string">
            <text:p>BenjaminKangLim</text:p>
          </table:table-cell>
          <table:table-cell table:number-columns-repeated="9"/>
          <table:table-cell table:formula="of:=COUNTIF([.C1113:.L1113];[.A11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02409newsML.txt</text:p>
          </table:table-cell>
          <table:table-cell table:number-columns-repeated="10"/>
          <table:table-cell table:formula="of:=COUNTIF([.C1114:.L1114];[.A1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99895newsML.txt</text:p>
          </table:table-cell>
          <table:table-cell office:value-type="string" calcext:value-type="string">
            <text:p>BenjaminKangLim</text:p>
          </table:table-cell>
          <table:table-cell table:number-columns-repeated="9"/>
          <table:table-cell table:formula="of:=COUNTIF([.C1115:.L1115];[.A11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3304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1116:.L1116];[.A11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55007newsML.txt</text:p>
          </table:table-cell>
          <table:table-cell office:value-type="string" calcext:value-type="string">
            <text:p>JoeOrtiz</text:p>
          </table:table-cell>
          <table:table-cell table:number-columns-repeated="9"/>
          <table:table-cell table:formula="of:=COUNTIF([.C1117:.L1117];[.A11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7995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1118:.L1118];[.A11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5178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ouroshKarimkhany</text:p>
          </table:table-cell>
          <table:table-cell table:number-columns-repeated="6"/>
          <table:table-cell table:formula="of:=COUNTIF([.C1119:.L1119];[.A11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27105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1120:.L1120];[.A11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1846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1121:.L1121];[.A11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0673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JoeOrtiz</text:p>
          </table:table-cell>
          <table:table-cell table:number-columns-repeated="8"/>
          <table:table-cell table:formula="of:=COUNTIF([.C1122:.L1122];[.A11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294969newsML.txt</text:p>
          </table:table-cell>
          <table:table-cell office:value-type="string" calcext:value-type="string">
            <text:p>SamuelPerry</text:p>
          </table:table-cell>
          <table:table-cell table:number-columns-repeated="9"/>
          <table:table-cell table:formula="of:=COUNTIF([.C1123:.L1123];[.A1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35098newsML.txt</text:p>
          </table:table-cell>
          <table:table-cell table:number-columns-repeated="10"/>
          <table:table-cell table:formula="of:=COUNTIF([.C1124:.L1124];[.A11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068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125:.L1125];[.A11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91048newsML.txt</text:p>
          </table:table-cell>
          <table:table-cell table:number-columns-repeated="10"/>
          <table:table-cell table:formula="of:=COUNTIF([.C1126:.L1126];[.A11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28965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1127:.L1127];[.A11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01098newsML.txt</text:p>
          </table:table-cell>
          <table:table-cell table:number-columns-repeated="10"/>
          <table:table-cell table:formula="of:=COUNTIF([.C1128:.L1128];[.A11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0241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129:.L1129];[.A11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28654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1130:.L1130];[.A11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21864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131:.L1131];[.A1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271077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132:.L1132];[.A11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15431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1133:.L1133];[.A11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02444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1134:.L1134];[.A11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70908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135:.L1135];[.A11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58701newsML.txt</text:p>
          </table:table-cell>
          <table:table-cell table:number-columns-repeated="10"/>
          <table:table-cell table:formula="of:=COUNTIF([.C1136:.L1136];[.A11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15420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137:.L1137];[.A11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294948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138:.L1138];[.A11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68102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1139:.L1139];[.A1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286524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1140:.L1140];[.A11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95441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141:.L1141];[.A11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03826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142:.L1142];[.A11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27264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143:.L1143];[.A11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8309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1144:.L1144];[.A11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25856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145:.L1145];[.A1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64991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146:.L1146];[.A11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9232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1147:.L1147];[.A11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271088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1148:.L1148];[.A11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101093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table:number-columns-repeated="5"/>
          <table:table-cell table:formula="of:=COUNTIF([.C1149:.L1149];[.A1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358695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1150:.L1150];[.A11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42683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1151:.L1151];[.A1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6433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152:.L1152];[.A11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78068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153:.L1153];[.A11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17099newsML.txt</text:p>
          </table:table-cell>
          <table:table-cell table:number-columns-repeated="10"/>
          <table:table-cell table:formula="of:=COUNTIF([.C1154:.L1154];[.A11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59000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1155:.L1155];[.A1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14428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156:.L1156];[.A11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70137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1157:.L1157];[.A11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0992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1158:.L1158];[.A11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5675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159:.L1159];[.A11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5119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KeithWeir</text:p>
          </table:table-cell>
          <table:table-cell table:number-columns-repeated="5"/>
          <table:table-cell table:formula="of:=COUNTIF([.C1160:.L1160];[.A11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0994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1161:.L1161];[.A11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25965newsML.txt</text:p>
          </table:table-cell>
          <table:table-cell table:number-columns-repeated="10"/>
          <table:table-cell table:formula="of:=COUNTIF([.C1162:.L1162];[.A11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3117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1163:.L1163];[.A11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78089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1164:.L1164];[.A11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43591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1165:.L1165];[.A11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23595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1166:.L1166];[.A11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821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167:.L1167];[.A11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37159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1168:.L1168];[.A11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55733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169:.L1169];[.A11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83991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170:.L1170];[.A11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02551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171:.L1171];[.A11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55134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172:.L1172];[.A11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13454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173:.L1173];[.A11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17368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1174:.L1174];[.A1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51347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1175:.L1175];[.A1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05566newsML.txt</text:p>
          </table:table-cell>
          <table:table-cell table:number-columns-repeated="10"/>
          <table:table-cell table:formula="of:=COUNTIF([.C1176:.L1176];[.A11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2362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1177:.L1177];[.A1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02793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1178:.L1178];[.A1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20569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179:.L1179];[.A1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1485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180:.L1180];[.A1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58801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1181:.L1181];[.A11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2058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1182:.L1182];[.A11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4376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1183:.L1183];[.A1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5368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table:number-columns-repeated="6"/>
          <table:table-cell table:formula="of:=COUNTIF([.C1184:.L1184];[.A11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08443newsML.txt</text:p>
          </table:table-cell>
          <table:table-cell table:number-columns-repeated="10"/>
          <table:table-cell table:formula="of:=COUNTIF([.C1185:.L1185];[.A1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03296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1186:.L1186];[.A11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32671newsML.txt</text:p>
          </table:table-cell>
          <table:table-cell table:number-columns-repeated="10"/>
          <table:table-cell table:formula="of:=COUNTIF([.C1187:.L1187];[.A1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8739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1188:.L1188];[.A1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08222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189:.L1189];[.A11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42736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1190:.L1190];[.A11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88774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1191:.L1191];[.A11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4044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192:.L1192];[.A11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5778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193:.L1193];[.A1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1435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194:.L1194];[.A1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02719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195:.L1195];[.A1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23987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1196:.L1196];[.A1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91177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1197:.L1197];[.A1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67178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1198:.L1198];[.A1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29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199:.L1199];[.A11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126714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1200:.L1200];[.A12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01067newsML.txt</text:p>
          </table:table-cell>
          <table:table-cell table:number-columns-repeated="10"/>
          <table:table-cell table:formula="of:=COUNTIF([.C1201:.L1201];[.A12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34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1202:.L1202];[.A12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296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1203:.L1203];[.A1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255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1204:.L1204];[.A12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24269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205:.L1205];[.A12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02015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eO'Donnell</text:p>
          </table:table-cell>
          <table:table-cell table:number-columns-repeated="6"/>
          <table:table-cell table:formula="of:=COUNTIF([.C1206:.L1206];[.A12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32566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1207:.L1207];[.A12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5770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208:.L1208];[.A12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6174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 table:number-columns-repeated="6"/>
          <table:table-cell table:formula="of:=COUNTIF([.C1209:.L1209];[.A12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61602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210:.L1210];[.A12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6229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eterHumphrey</text:p>
          </table:table-cell>
          <table:table-cell table:number-columns-repeated="7"/>
          <table:table-cell table:formula="of:=COUNTIF([.C1211:.L1211];[.A12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61753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1212:.L1212];[.A12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99225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1213:.L1213];[.A12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81588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1214:.L1214];[.A12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6220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1215:.L1215];[.A12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59522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njaminKangLim</text:p>
          </table:table-cell>
          <table:table-cell table:number-columns-repeated="6"/>
          <table:table-cell table:formula="of:=COUNTIF([.C1216:.L1216];[.A12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58161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1217:.L1217];[.A12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17941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1218:.L1218];[.A12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10316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1219:.L1219];[.A12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1380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220:.L1220];[.A12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62021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221:.L1221];[.A12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1070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1222:.L1222];[.A12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2639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table:number-columns-repeated="6"/>
          <table:table-cell table:formula="of:=COUNTIF([.C1223:.L1223];[.A12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2411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7"/>
          <table:table-cell table:formula="of:=COUNTIF([.C1224:.L1224];[.A12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14919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225:.L1225];[.A12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17958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1226:.L1226];[.A12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0059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1227:.L1227];[.A12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6173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1228:.L1228];[.A1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1368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229:.L1229];[.A12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14962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1230:.L1230];[.A1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2317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231:.L1231];[.A12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5288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232:.L1232];[.A12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72133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1233:.L1233];[.A12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41521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234:.L1234];[.A12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17955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1235:.L1235];[.A1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32616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1236:.L1236];[.A12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0393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237:.L1237];[.A12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75481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1238:.L1238];[.A12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0392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239:.L1239];[.A12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3489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240:.L1240];[.A12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0761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241:.L1241];[.A12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6449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242:.L1242];[.A12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344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1243:.L1243];[.A12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3442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1244:.L1244];[.A12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86107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1245:.L1245];[.A12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65008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246:.L1246];[.A12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2294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1247:.L1247];[.A12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38347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248:.L1248];[.A12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65140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249:.L1249];[.A12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16310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table:number-columns-repeated="7"/>
          <table:table-cell table:formula="of:=COUNTIF([.C1250:.L1250];[.A12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2728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1251:.L1251];[.A12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26779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1252:.L1252];[.A12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26698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253:.L1253];[.A12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0915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254:.L1254];[.A12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392182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table:number-columns-repeated="6"/>
          <table:table-cell table:formula="of:=COUNTIF([.C1255:.L1255];[.A12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6958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256:.L1256];[.A12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381221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257:.L1257];[.A12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1075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258:.L1258];[.A12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69609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1259:.L1259];[.A12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1306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1260:.L1260];[.A12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381228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261:.L1261];[.A12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08092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262:.L1262];[.A12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62149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1263:.L1263];[.A12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24123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264:.L1264];[.A12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250732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265:.L1265];[.A12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246306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266:.L1266];[.A12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38073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leyBrowning</text:p>
          </table:table-cell>
          <table:table-cell table:number-columns-repeated="6"/>
          <table:table-cell table:formula="of:=COUNTIF([.C1267:.L1267];[.A12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243445newsML.txt</text:p>
          </table:table-cell>
          <table:table-cell table:number-columns-repeated="10"/>
          <table:table-cell table:formula="of:=COUNTIF([.C1268:.L1268];[.A12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3195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oeOrtiz</text:p>
          </table:table-cell>
          <table:table-cell table:number-columns-repeated="7"/>
          <table:table-cell table:formula="of:=COUNTIF([.C1269:.L1269];[.A12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39247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1270:.L1270];[.A12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28383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1271:.L1271];[.A12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130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1272:.L1272];[.A12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27311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273:.L1273];[.A12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46979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274:.L1274];[.A12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8618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celMichelson</text:p>
          </table:table-cell>
          <table:table-cell table:number-columns-repeated="6"/>
          <table:table-cell table:formula="of:=COUNTIF([.C1275:.L1275];[.A12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5511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1276:.L1276];[.A12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242294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277:.L1277];[.A12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92393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6"/>
          <table:table-cell table:formula="of:=COUNTIF([.C1278:.L1278];[.A12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22392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279:.L1279];[.A12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92410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1280:.L1280];[.A12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27958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281:.L1281];[.A12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336357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282:.L1282];[.A12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26410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rrenSchuettler</text:p>
          </table:table-cell>
          <table:table-cell table:number-columns-repeated="6"/>
          <table:table-cell table:formula="of:=COUNTIF([.C1283:.L1283];[.A12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38072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1284:.L1284];[.A12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17677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285:.L1285];[.A12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253732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1286:.L1286];[.A12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250726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1287:.L1287];[.A12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95093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288:.L1288];[.A12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2348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289:.L1289];[.A12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63670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1290:.L1290];[.A12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301674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291:.L1291];[.A12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56180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292:.L1292];[.A12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271710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WilliamKazer</text:p>
          </table:table-cell>
          <table:table-cell table:number-columns-repeated="5"/>
          <table:table-cell table:formula="of:=COUNTIF([.C1293:.L1293];[.A12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5342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294:.L1294];[.A12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123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table:number-columns-repeated="6"/>
          <table:table-cell table:formula="of:=COUNTIF([.C1295:.L1295];[.A12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253869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296:.L1296];[.A12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62146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1297:.L1297];[.A12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19041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1298:.L1298];[.A12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395666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WilliamKazer</text:p>
          </table:table-cell>
          <table:table-cell table:number-columns-repeated="5"/>
          <table:table-cell table:formula="of:=COUNTIF([.C1299:.L1299];[.A12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28115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300:.L1300];[.A13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62531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301:.L1301];[.A13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0575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302:.L1302];[.A13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56769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303:.L1303];[.A13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558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1304:.L1304];[.A13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46470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305:.L1305];[.A13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27143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rcelMichelson</text:p>
          </table:table-cell>
          <table:table-cell table:number-columns-repeated="6"/>
          <table:table-cell table:formula="of:=COUNTIF([.C1306:.L1306];[.A13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1333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307:.L1307];[.A13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1435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308:.L1308];[.A13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44031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309:.L1309];[.A13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56823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310:.L1310];[.A13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17148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311:.L1311];[.A13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61720newsML.txt</text:p>
          </table:table-cell>
          <table:table-cell table:number-columns-repeated="10"/>
          <table:table-cell table:formula="of:=COUNTIF([.C1312:.L1312];[.A13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60026newsML.txt</text:p>
          </table:table-cell>
          <table:table-cell table:number-columns-repeated="10"/>
          <table:table-cell table:formula="of:=COUNTIF([.C1313:.L1313];[.A13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46321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314:.L1314];[.A13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7393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315:.L1315];[.A13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26028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rcelMichelson</text:p>
          </table:table-cell>
          <table:table-cell table:number-columns-repeated="6"/>
          <table:table-cell table:formula="of:=COUNTIF([.C1316:.L1316];[.A13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4821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317:.L1317];[.A13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6076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318:.L1318];[.A13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54151newsML.txt</text:p>
          </table:table-cell>
          <table:table-cell table:number-columns-repeated="10"/>
          <table:table-cell table:formula="of:=COUNTIF([.C1319:.L1319];[.A13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13212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320:.L1320];[.A13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1088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1321:.L1321];[.A13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57447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322:.L1322];[.A13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62152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323:.L1323];[.A13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62027newsML.txt</text:p>
          </table:table-cell>
          <table:table-cell table:number-columns-repeated="10"/>
          <table:table-cell table:formula="of:=COUNTIF([.C1324:.L1324];[.A13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59135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325:.L1325];[.A13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50717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326:.L1326];[.A13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70305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327:.L1327];[.A13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48624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328:.L1328];[.A13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1010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1329:.L1329];[.A13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45801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330:.L1330];[.A13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0252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331:.L1331];[.A13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54150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332:.L1332];[.A13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6190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333:.L1333];[.A13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0583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334:.L1334];[.A13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40545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1335:.L1335];[.A13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53794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336:.L1336];[.A13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60411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337:.L1337];[.A13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63873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338:.L1338];[.A13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48055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339:.L1339];[.A13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48087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340:.L1340];[.A13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44314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1341:.L1341];[.A13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0532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342:.L1342];[.A13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42715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343:.L1343];[.A13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3547newsML.txt</text:p>
          </table:table-cell>
          <table:table-cell office:value-type="string" calcext:value-type="string">
            <text:p>JoeOrtiz</text:p>
          </table:table-cell>
          <table:table-cell table:number-columns-repeated="9"/>
          <table:table-cell table:formula="of:=COUNTIF([.C1344:.L1344];[.A13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61920newsML.txt</text:p>
          </table:table-cell>
          <table:table-cell table:number-columns-repeated="10"/>
          <table:table-cell table:formula="of:=COUNTIF([.C1345:.L1345];[.A13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64658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346:.L1346];[.A13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2679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1347:.L1347];[.A13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57860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348:.L1348];[.A13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36026newsML.txt</text:p>
          </table:table-cell>
          <table:table-cell table:number-columns-repeated="10"/>
          <table:table-cell table:formula="of:=COUNTIF([.C1349:.L1349];[.A13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08359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350:.L1350];[.A13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198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351:.L1351];[.A13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96739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352:.L1352];[.A13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14690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1353:.L1353];[.A13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24260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354:.L1354];[.A13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190734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1355:.L1355];[.A13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165189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1356:.L1356];[.A13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87956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1357:.L1357];[.A13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92316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358:.L1358];[.A13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140274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359:.L1359];[.A13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09023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360:.L1360];[.A13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69465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1361:.L1361];[.A13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29225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1362:.L1362];[.A13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108084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1363:.L1363];[.A13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16242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1364:.L1364];[.A13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19673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365:.L1365];[.A13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10654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1366:.L1366];[.A13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24597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1367:.L1367];[.A13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17452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368:.L1368];[.A13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21300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1369:.L1369];[.A13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6189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370:.L1370];[.A13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14889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amuelPerry</text:p>
          </table:table-cell>
          <table:table-cell table:number-columns-repeated="6"/>
          <table:table-cell table:formula="of:=COUNTIF([.C1371:.L1371];[.A13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83224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1372:.L1372];[.A13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113117newsML.txt</text:p>
          </table:table-cell>
          <table:table-cell table:number-columns-repeated="10"/>
          <table:table-cell table:formula="of:=COUNTIF([.C1373:.L1373];[.A13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19462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374:.L1374];[.A13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2641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375:.L1375];[.A13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150435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376:.L1376];[.A13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36334newsML.txt</text:p>
          </table:table-cell>
          <table:table-cell table:number-columns-repeated="10"/>
          <table:table-cell table:formula="of:=COUNTIF([.C1377:.L1377];[.A13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16959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378:.L1378];[.A13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10313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379:.L1379];[.A13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26559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380:.L1380];[.A13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86644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1381:.L1381];[.A13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42562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382:.L1382];[.A13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29223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1383:.L1383];[.A13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17706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table:number-columns-repeated="6"/>
          <table:table-cell table:formula="of:=COUNTIF([.C1384:.L1384];[.A13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52851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1385:.L1385];[.A13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60226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1386:.L1386];[.A13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15517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1387:.L1387];[.A13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16648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388:.L1388];[.A13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2834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5"/>
          <table:table-cell table:formula="of:=COUNTIF([.C1389:.L1389];[.A13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0556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1390:.L1390];[.A13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8795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1391:.L1391];[.A13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65768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1392:.L1392];[.A13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27290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393:.L1393];[.A13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21047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1394:.L1394];[.A13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21569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395:.L1395];[.A13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2666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5"/>
          <table:table-cell table:formula="of:=COUNTIF([.C1396:.L1396];[.A13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96743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1397:.L1397];[.A13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14753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1398:.L1398];[.A13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23333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399:.L1399];[.A13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396740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table:number-columns-repeated="8"/>
          <table:table-cell table:formula="of:=COUNTIF([.C1400:.L1400];[.A14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55906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401:.L1401];[.A1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78563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1402:.L1402];[.A14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47671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leyBrowning</text:p>
          </table:table-cell>
          <table:table-cell table:number-columns-repeated="6"/>
          <table:table-cell table:formula="of:=COUNTIF([.C1403:.L1403];[.A14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9807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404:.L1404];[.A14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38954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405:.L1405];[.A14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5226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1406:.L1406];[.A14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56319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1407:.L1407];[.A14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92666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408:.L1408];[.A14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25545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1409:.L1409];[.A14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76105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410:.L1410];[.A14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21499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411:.L1411];[.A14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16890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412:.L1412];[.A14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05191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413:.L1413];[.A14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44696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table:number-columns-repeated="8"/>
          <table:table-cell table:formula="of:=COUNTIF([.C1414:.L1414];[.A14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730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1415:.L1415];[.A14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71096newsML.txt</text:p>
          </table:table-cell>
          <table:table-cell table:number-columns-repeated="10"/>
          <table:table-cell table:formula="of:=COUNTIF([.C1416:.L1416];[.A14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84143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1417:.L1417];[.A14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41149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1418:.L1418];[.A14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56349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419:.L1419];[.A14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10703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420:.L1420];[.A14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09875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1421:.L1421];[.A14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0987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422:.L1422];[.A14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84150newsML.txt</text:p>
          </table:table-cell>
          <table:table-cell table:number-columns-repeated="10"/>
          <table:table-cell table:formula="of:=COUNTIF([.C1423:.L1423];[.A14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29778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1424:.L1424];[.A14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92246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425:.L1425];[.A14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21509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426:.L1426];[.A14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1536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1427:.L1427];[.A14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23897newsML.txt</text:p>
          </table:table-cell>
          <table:table-cell table:number-columns-repeated="10"/>
          <table:table-cell table:formula="of:=COUNTIF([.C1428:.L1428];[.A14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47635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1429:.L1429];[.A14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47668newsML.txt</text:p>
          </table:table-cell>
          <table:table-cell table:number-columns-repeated="10"/>
          <table:table-cell table:formula="of:=COUNTIF([.C1430:.L1430];[.A14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1419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1431:.L1431];[.A14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832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432:.L1432];[.A14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25098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433:.L1433];[.A14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47636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1434:.L1434];[.A14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15436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1435:.L1435];[.A14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35532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436:.L1436];[.A14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56350newsML.txt</text:p>
          </table:table-cell>
          <table:table-cell table:number-columns-repeated="10"/>
          <table:table-cell table:formula="of:=COUNTIF([.C1437:.L1437];[.A14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0425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438:.L1438];[.A14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47652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439:.L1439];[.A14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44734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440:.L1440];[.A14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18625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1441:.L1441];[.A14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21518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442:.L1442];[.A14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56320newsML.txt</text:p>
          </table:table-cell>
          <table:table-cell table:number-columns-repeated="10"/>
          <table:table-cell table:formula="of:=COUNTIF([.C1443:.L1443];[.A14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4469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1444:.L1444];[.A14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97804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1445:.L1445];[.A14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78908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1446:.L1446];[.A14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18602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447:.L1447];[.A14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84096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1448:.L1448];[.A14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223858newsML.txt</text:p>
          </table:table-cell>
          <table:table-cell table:number-columns-repeated="10"/>
          <table:table-cell table:formula="of:=COUNTIF([.C1449:.L1449];[.A14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133461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450:.L1450];[.A14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44326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451:.L1451];[.A14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85748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1452:.L1452];[.A14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6054newsML.txt</text:p>
          </table:table-cell>
          <table:table-cell table:number-columns-repeated="10"/>
          <table:table-cell table:formula="of:=COUNTIF([.C1453:.L1453];[.A14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20410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454:.L1454];[.A14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7201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1455:.L1455];[.A14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87047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456:.L1456];[.A14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7911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457:.L1457];[.A14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46358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1458:.L1458];[.A14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20387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459:.L1459];[.A14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09865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460:.L1460];[.A14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89987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461:.L1461];[.A14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49362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1462:.L1462];[.A14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7551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1463:.L1463];[.A14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26708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1464:.L1464];[.A14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32280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5"/>
          <table:table-cell table:formula="of:=COUNTIF([.C1465:.L1465];[.A14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57001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1466:.L1466];[.A14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8215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467:.L1467];[.A14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8307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468:.L1468];[.A14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0312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469:.L1469];[.A14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01796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470:.L1470];[.A14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46012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471:.L1471];[.A14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04608newsML.txt</text:p>
          </table:table-cell>
          <table:table-cell table:number-columns-repeated="10"/>
          <table:table-cell table:formula="of:=COUNTIF([.C1472:.L1472];[.A14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87618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473:.L1473];[.A14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36917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474:.L1474];[.A14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42590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475:.L1475];[.A14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2689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1476:.L1476];[.A14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8167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1477:.L1477];[.A14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8645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478:.L1478];[.A14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13481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479:.L1479];[.A14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05885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1480:.L1480];[.A14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40007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481:.L1481];[.A14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7699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1482:.L1482];[.A14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5459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1483:.L1483];[.A14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30612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DarrenSchuettler</text:p>
          </table:table-cell>
          <table:table-cell table:number-columns-repeated="6"/>
          <table:table-cell table:formula="of:=COUNTIF([.C1484:.L1484];[.A14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5106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485:.L1485];[.A14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43514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486:.L1486];[.A14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2978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1487:.L1487];[.A14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42113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488:.L1488];[.A14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15852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489:.L1489];[.A14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52289newsML.txt</text:p>
          </table:table-cell>
          <table:table-cell table:number-columns-repeated="10"/>
          <table:table-cell table:formula="of:=COUNTIF([.C1490:.L1490];[.A14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40583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491:.L1491];[.A14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49309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492:.L1492];[.A14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815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493:.L1493];[.A14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0000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494:.L1494];[.A14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0302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495:.L1495];[.A14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46460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496:.L1496];[.A14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37345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497:.L1497];[.A14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25720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1498:.L1498];[.A14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82700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1499:.L1499];[.A14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10156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500:.L1500];[.A15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60834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1501:.L1501];[.A15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5114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502:.L1502];[.A15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01524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503:.L1503];[.A15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847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1504:.L1504];[.A15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98748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505:.L1505];[.A15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5895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1506:.L1506];[.A15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66002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507:.L1507];[.A15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17889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508:.L1508];[.A15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65906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table:number-columns-repeated="6"/>
          <table:table-cell table:formula="of:=COUNTIF([.C1509:.L1509];[.A15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3358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1510:.L1510];[.A15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29447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1511:.L1511];[.A15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66003newsML.txt</text:p>
          </table:table-cell>
          <table:table-cell table:number-columns-repeated="10"/>
          <table:table-cell table:formula="of:=COUNTIF([.C1512:.L1512];[.A15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48680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513:.L1513];[.A15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3860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514:.L1514];[.A15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75721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1515:.L1515];[.A15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58231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1516:.L1516];[.A15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30639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517:.L1517];[.A15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6850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518:.L1518];[.A15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31856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519:.L1519];[.A15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19630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520:.L1520];[.A15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16816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1521:.L1521];[.A15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33579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522:.L1522];[.A15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63214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523:.L1523];[.A15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04659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celMichelson</text:p>
          </table:table-cell>
          <table:table-cell table:number-columns-repeated="6"/>
          <table:table-cell table:formula="of:=COUNTIF([.C1524:.L1524];[.A15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01997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1525:.L1525];[.A15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4708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table:number-columns-repeated="6"/>
          <table:table-cell table:formula="of:=COUNTIF([.C1526:.L1526];[.A15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10341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1527:.L1527];[.A15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9558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528:.L1528];[.A15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63612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529:.L1529];[.A15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87990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1530:.L1530];[.A15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9512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1531:.L1531];[.A15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33016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1532:.L1532];[.A15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27481newsML.txt</text:p>
          </table:table-cell>
          <table:table-cell table:number-columns-repeated="10"/>
          <table:table-cell table:formula="of:=COUNTIF([.C1533:.L1533];[.A15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1919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NickLouth</text:p>
          </table:table-cell>
          <table:table-cell table:number-columns-repeated="7"/>
          <table:table-cell table:formula="of:=COUNTIF([.C1534:.L1534];[.A15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1981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1535:.L1535];[.A15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2508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1536:.L1536];[.A15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50167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537:.L1537];[.A15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2498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1538:.L1538];[.A15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51643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1539:.L1539];[.A15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75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cottHillis</text:p>
          </table:table-cell>
          <table:table-cell table:number-columns-repeated="6"/>
          <table:table-cell table:formula="of:=COUNTIF([.C1540:.L1540];[.A15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115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1541:.L1541];[.A15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48690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542:.L1542];[.A15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52972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1543:.L1543];[.A15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43004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544:.L1544];[.A15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5285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545:.L1545];[.A15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222129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546:.L1546];[.A15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3301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547:.L1547];[.A15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91069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548:.L1548];[.A15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0477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549:.L1549];[.A15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175078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1550:.L1550];[.A15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85875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551:.L1551];[.A15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5453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5"/>
          <table:table-cell table:formula="of:=COUNTIF([.C1552:.L1552];[.A15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26489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1553:.L1553];[.A15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63094newsML.txt</text:p>
          </table:table-cell>
          <table:table-cell table:number-columns-repeated="10"/>
          <table:table-cell table:formula="of:=COUNTIF([.C1554:.L1554];[.A15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72514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555:.L1555];[.A15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0626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1556:.L1556];[.A15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82102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1557:.L1557];[.A15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92103newsML.txt</text:p>
          </table:table-cell>
          <table:table-cell table:number-columns-repeated="10"/>
          <table:table-cell table:formula="of:=COUNTIF([.C1558:.L1558];[.A15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0221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559:.L1559];[.A15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75940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celMichelson</text:p>
          </table:table-cell>
          <table:table-cell table:number-columns-repeated="6"/>
          <table:table-cell table:formula="of:=COUNTIF([.C1560:.L1560];[.A15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82167newsML.txt</text:p>
          </table:table-cell>
          <table:table-cell office:value-type="string" calcext:value-type="string">
            <text:p>BenjaminKangLim</text:p>
          </table:table-cell>
          <table:table-cell table:number-columns-repeated="9"/>
          <table:table-cell table:formula="of:=COUNTIF([.C1561:.L1561];[.A15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5604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562:.L1562];[.A15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63409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1563:.L1563];[.A15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94352newsML.txt</text:p>
          </table:table-cell>
          <table:table-cell table:number-columns-repeated="10"/>
          <table:table-cell table:formula="of:=COUNTIF([.C1564:.L1564];[.A15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30755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1565:.L1565];[.A15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9300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566:.L1566];[.A15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8839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table:number-columns-repeated="6"/>
          <table:table-cell table:formula="of:=COUNTIF([.C1567:.L1567];[.A15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85855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1568:.L1568];[.A15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22478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table:number-columns-repeated="7"/>
          <table:table-cell table:formula="of:=COUNTIF([.C1569:.L1569];[.A15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9466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1570:.L1570];[.A15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2317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571:.L1571];[.A15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02372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572:.L1572];[.A15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281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1573:.L1573];[.A15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75835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574:.L1574];[.A15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59487newsML.txt</text:p>
          </table:table-cell>
          <table:table-cell table:number-columns-repeated="10"/>
          <table:table-cell table:formula="of:=COUNTIF([.C1575:.L1575];[.A15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208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6"/>
          <table:table-cell table:formula="of:=COUNTIF([.C1576:.L1576];[.A1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7569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1577:.L1577];[.A15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63741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ScottHillis</text:p>
          </table:table-cell>
          <table:table-cell table:number-columns-repeated="6"/>
          <table:table-cell table:formula="of:=COUNTIF([.C1578:.L1578];[.A15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6091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1579:.L1579];[.A15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6091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1580:.L1580];[.A15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0487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table:number-columns-repeated="7"/>
          <table:table-cell table:formula="of:=COUNTIF([.C1581:.L1581];[.A15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90685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1582:.L1582];[.A15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24921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1583:.L1583];[.A15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9321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584:.L1584];[.A15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77552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585:.L1585];[.A15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0224newsML.txt</text:p>
          </table:table-cell>
          <table:table-cell table:number-columns-repeated="10"/>
          <table:table-cell table:formula="of:=COUNTIF([.C1586:.L1586];[.A15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9466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1587:.L1587];[.A15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2634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588:.L1588];[.A15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59744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1589:.L1589];[.A15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69004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1590:.L1590];[.A15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6976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1591:.L1591];[.A15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9301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1592:.L1592];[.A15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95717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593:.L1593];[.A15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5669newsML.txt</text:p>
          </table:table-cell>
          <table:table-cell office:value-type="string" calcext:value-type="string">
            <text:p>MatthewBunce</text:p>
          </table:table-cell>
          <table:table-cell table:number-columns-repeated="9"/>
          <table:table-cell table:formula="of:=COUNTIF([.C1594:.L1594];[.A15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01886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1595:.L1595];[.A15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96127newsML.txt</text:p>
          </table:table-cell>
          <table:table-cell table:number-columns-repeated="10"/>
          <table:table-cell table:formula="of:=COUNTIF([.C1596:.L1596];[.A15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22246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table:number-columns-repeated="7"/>
          <table:table-cell table:formula="of:=COUNTIF([.C1597:.L1597];[.A15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192053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1598:.L1598];[.A15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63451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1599:.L1599];[.A15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228154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1600:.L1600];[.A16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93662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1601:.L1601];[.A16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8509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1602:.L1602];[.A16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46468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603:.L1603];[.A16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8623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604:.L1604];[.A16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93383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1605:.L1605];[.A16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17419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606:.L1606];[.A16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185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607:.L1607];[.A16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8414newsML.txt</text:p>
          </table:table-cell>
          <table:table-cell table:number-columns-repeated="10"/>
          <table:table-cell table:formula="of:=COUNTIF([.C1608:.L1608];[.A16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99894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609:.L1609];[.A16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70703newsML.txt</text:p>
          </table:table-cell>
          <table:table-cell table:number-columns-repeated="10"/>
          <table:table-cell table:formula="of:=COUNTIF([.C1610:.L1610];[.A16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89161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1611:.L1611];[.A16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7075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612:.L1612];[.A16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1641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613:.L1613];[.A16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46741newsML.txt</text:p>
          </table:table-cell>
          <table:table-cell table:number-columns-repeated="10"/>
          <table:table-cell table:formula="of:=COUNTIF([.C1614:.L1614];[.A16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59007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615:.L1615];[.A16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1124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eterHumphrey</text:p>
          </table:table-cell>
          <table:table-cell table:number-columns-repeated="7"/>
          <table:table-cell table:formula="of:=COUNTIF([.C1616:.L1616];[.A16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48408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617:.L1617];[.A16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8403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1618:.L1618];[.A16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46995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619:.L1619];[.A16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6136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620:.L1620];[.A16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58140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621:.L1621];[.A16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27529newsML.txt</text:p>
          </table:table-cell>
          <table:table-cell table:number-columns-repeated="10"/>
          <table:table-cell table:formula="of:=COUNTIF([.C1622:.L1622];[.A16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10957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1623:.L1623];[.A16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8459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1624:.L1624];[.A16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37066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1625:.L1625];[.A16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0727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626:.L1626];[.A16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60059newsML.txt</text:p>
          </table:table-cell>
          <table:table-cell table:number-columns-repeated="10"/>
          <table:table-cell table:formula="of:=COUNTIF([.C1627:.L1627];[.A16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8393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1628:.L1628];[.A16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1708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629:.L1629];[.A16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44319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1630:.L1630];[.A16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21051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1631:.L1631];[.A16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8151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1632:.L1632];[.A16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91372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1633:.L1633];[.A16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49287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634:.L1634];[.A16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54381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1635:.L1635];[.A16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64956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636:.L1636];[.A16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71791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637:.L1637];[.A16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80639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638:.L1638];[.A16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00426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celMichelson</text:p>
          </table:table-cell>
          <table:table-cell table:number-columns-repeated="7"/>
          <table:table-cell table:formula="of:=COUNTIF([.C1639:.L1639];[.A16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40567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1640:.L1640];[.A16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8925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1641:.L1641];[.A16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55659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642:.L1642];[.A16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1789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1643:.L1643];[.A16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1736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1644:.L1644];[.A16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45562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645:.L1645];[.A16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20415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1646:.L1646];[.A16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3371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647:.L1647];[.A16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2209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648:.L1648];[.A16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108216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649:.L1649];[.A16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67365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1650:.L1650];[.A16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33484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651:.L1651];[.A16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0655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652:.L1652];[.A16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4884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653:.L1653];[.A16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21948newsML.txt</text:p>
          </table:table-cell>
          <table:table-cell table:number-columns-repeated="10"/>
          <table:table-cell table:formula="of:=COUNTIF([.C1654:.L1654];[.A16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14262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655:.L1655];[.A16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08091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1656:.L1656];[.A16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26622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657:.L1657];[.A16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8618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658:.L1658];[.A16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17000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1659:.L1659];[.A16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3849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660:.L1660];[.A16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9345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661:.L1661];[.A16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1269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662:.L1662];[.A16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43463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1663:.L1663];[.A16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20244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664:.L1664];[.A16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56695newsML.txt</text:p>
          </table:table-cell>
          <table:table-cell table:number-columns-repeated="10"/>
          <table:table-cell table:formula="of:=COUNTIF([.C1665:.L1665];[.A16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05222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1666:.L1666];[.A16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47521newsML.txt</text:p>
          </table:table-cell>
          <table:table-cell table:number-columns-repeated="10"/>
          <table:table-cell table:formula="of:=COUNTIF([.C1667:.L1667];[.A16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06567newsML.txt</text:p>
          </table:table-cell>
          <table:table-cell table:number-columns-repeated="10"/>
          <table:table-cell table:formula="of:=COUNTIF([.C1668:.L1668];[.A16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5992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669:.L1669];[.A16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33504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670:.L1670];[.A16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38486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671:.L1671];[.A16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80176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672:.L1672];[.A16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30537newsML.txt</text:p>
          </table:table-cell>
          <table:table-cell table:number-columns-repeated="10"/>
          <table:table-cell table:formula="of:=COUNTIF([.C1673:.L1673];[.A16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2351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674:.L1674];[.A16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10715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1675:.L1675];[.A16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4755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NickLouth</text:p>
          </table:table-cell>
          <table:table-cell table:number-columns-repeated="7"/>
          <table:table-cell table:formula="of:=COUNTIF([.C1676:.L1676];[.A16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7281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677:.L1677];[.A16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23461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678:.L1678];[.A16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30535newsML.txt</text:p>
          </table:table-cell>
          <table:table-cell table:number-columns-repeated="10"/>
          <table:table-cell table:formula="of:=COUNTIF([.C1679:.L1679];[.A16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1076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NickLouth</text:p>
          </table:table-cell>
          <table:table-cell table:number-columns-repeated="7"/>
          <table:table-cell table:formula="of:=COUNTIF([.C1680:.L1680];[.A16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66456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1681:.L1681];[.A16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127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1682:.L1682];[.A16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86190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683:.L1683];[.A16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20242newsML.txt</text:p>
          </table:table-cell>
          <table:table-cell table:number-columns-repeated="10"/>
          <table:table-cell table:formula="of:=COUNTIF([.C1684:.L1684];[.A16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1567newsML.txt</text:p>
          </table:table-cell>
          <table:table-cell table:number-columns-repeated="10"/>
          <table:table-cell table:formula="of:=COUNTIF([.C1685:.L1685];[.A16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30529newsML.txt</text:p>
          </table:table-cell>
          <table:table-cell table:number-columns-repeated="10"/>
          <table:table-cell table:formula="of:=COUNTIF([.C1686:.L1686];[.A16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71185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687:.L1687];[.A16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96713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1688:.L1688];[.A16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76224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1689:.L1689];[.A16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8245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eterHumphrey</text:p>
          </table:table-cell>
          <table:table-cell table:number-columns-repeated="7"/>
          <table:table-cell table:formula="of:=COUNTIF([.C1690:.L1690];[.A16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96712newsML.txt</text:p>
          </table:table-cell>
          <table:table-cell table:number-columns-repeated="10"/>
          <table:table-cell table:formula="of:=COUNTIF([.C1691:.L1691];[.A16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4035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692:.L1692];[.A16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23524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table:number-columns-repeated="7"/>
          <table:table-cell table:formula="of:=COUNTIF([.C1693:.L1693];[.A16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03904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694:.L1694];[.A16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56681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695:.L1695];[.A16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30525newsML.txt</text:p>
          </table:table-cell>
          <table:table-cell table:number-columns-repeated="10"/>
          <table:table-cell table:formula="of:=COUNTIF([.C1696:.L1696];[.A16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47528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697:.L1697];[.A16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4751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698:.L1698];[.A16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26597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1699:.L1699];[.A16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166432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700:.L1700];[.A17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379555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1701:.L1701];[.A17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81874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702:.L1702];[.A17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1531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703:.L1703];[.A17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32727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704:.L1704];[.A17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360479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705:.L1705];[.A17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8642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1706:.L1706];[.A17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6857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1707:.L1707];[.A17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06783newsML.txt</text:p>
          </table:table-cell>
          <table:table-cell office:value-type="string" calcext:value-type="string">
            <text:p>SamuelPerry</text:p>
          </table:table-cell>
          <table:table-cell table:number-columns-repeated="9"/>
          <table:table-cell table:formula="of:=COUNTIF([.C1708:.L1708];[.A17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7517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1709:.L1709];[.A17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2103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710:.L1710];[.A17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3592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1711:.L1711];[.A17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14814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712:.L1712];[.A17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40752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713:.L1713];[.A17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5240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1714:.L1714];[.A17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31758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1715:.L1715];[.A17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36949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1716:.L1716];[.A17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7284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717:.L1717];[.A17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3748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1718:.L1718];[.A17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1829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ouroshKarimkhany</text:p>
          </table:table-cell>
          <table:table-cell table:number-columns-repeated="6"/>
          <table:table-cell table:formula="of:=COUNTIF([.C1719:.L1719];[.A17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6713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1720:.L1720];[.A17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9631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1721:.L1721];[.A17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31225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1722:.L1722];[.A17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5565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amuelPerry</text:p>
          </table:table-cell>
          <table:table-cell table:number-columns-repeated="6"/>
          <table:table-cell table:formula="of:=COUNTIF([.C1723:.L1723];[.A17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306326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1724:.L1724];[.A17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77017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1725:.L1725];[.A17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17357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1726:.L1726];[.A17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35721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1727:.L1727];[.A17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39224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728:.L1728];[.A17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7174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1729:.L1729];[.A17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31347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730:.L1730];[.A17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36147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1731:.L1731];[.A17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3732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1732:.L1732];[.A17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357386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1733:.L1733];[.A17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82184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1734:.L1734];[.A17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5066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735:.L1735];[.A17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305787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1736:.L1736];[.A17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73423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1737:.L1737];[.A17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6434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1738:.L1738];[.A17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379567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1739:.L1739];[.A17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7405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1740:.L1740];[.A17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352215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741:.L1741];[.A17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83280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1742:.L1742];[.A17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54675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743:.L1743];[.A17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55709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1744:.L1744];[.A17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15305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745:.L1745];[.A17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8643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746:.L1746];[.A17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1789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1747:.L1747];[.A17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14686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1748:.L1748];[.A17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27712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749:.L1749];[.A17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35134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1750:.L1750];[.A17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09066newsML.txt</text:p>
          </table:table-cell>
          <table:table-cell table:number-columns-repeated="10"/>
          <table:table-cell table:formula="of:=COUNTIF([.C1751:.L1751];[.A17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4394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1752:.L1752];[.A17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2215newsML.txt</text:p>
          </table:table-cell>
          <table:table-cell table:number-columns-repeated="10"/>
          <table:table-cell table:formula="of:=COUNTIF([.C1753:.L1753];[.A17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26801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1754:.L1754];[.A17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21667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1755:.L1755];[.A17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21585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1756:.L1756];[.A17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96368newsML.txt</text:p>
          </table:table-cell>
          <table:table-cell table:number-columns-repeated="10"/>
          <table:table-cell table:formula="of:=COUNTIF([.C1757:.L1757];[.A17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31868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758:.L1758];[.A17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40151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759:.L1759];[.A17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16033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1760:.L1760];[.A17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4483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table:number-columns-repeated="6"/>
          <table:table-cell table:formula="of:=COUNTIF([.C1761:.L1761];[.A17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4388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762:.L1762];[.A17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06841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1763:.L1763];[.A17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44162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1764:.L1764];[.A17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5571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1765:.L1765];[.A17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199931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1766:.L1766];[.A17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00749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767:.L1767];[.A17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117102newsML.txt</text:p>
          </table:table-cell>
          <table:table-cell table:number-columns-repeated="10"/>
          <table:table-cell table:formula="of:=COUNTIF([.C1768:.L1768];[.A17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8928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769:.L1769];[.A17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34712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770:.L1770];[.A17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06764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1771:.L1771];[.A17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142661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772:.L1772];[.A17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72513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1773:.L1773];[.A17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8462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1774:.L1774];[.A17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40946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table:number-columns-repeated="6"/>
          <table:table-cell table:formula="of:=COUNTIF([.C1775:.L1775];[.A17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146870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776:.L1776];[.A17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46831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1777:.L1777];[.A17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93661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778:.L1778];[.A17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09880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1779:.L1779];[.A17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91619newsML.txt</text:p>
          </table:table-cell>
          <table:table-cell table:number-columns-repeated="10"/>
          <table:table-cell table:formula="of:=COUNTIF([.C1780:.L1780];[.A17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14102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781:.L1781];[.A17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91066newsML.txt</text:p>
          </table:table-cell>
          <table:table-cell table:number-columns-repeated="10"/>
          <table:table-cell table:formula="of:=COUNTIF([.C1782:.L1782];[.A17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156808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1783:.L1783];[.A17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25133newsML.txt</text:p>
          </table:table-cell>
          <table:table-cell table:number-columns-repeated="10"/>
          <table:table-cell table:formula="of:=COUNTIF([.C1784:.L1784];[.A17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85403newsML.txt</text:p>
          </table:table-cell>
          <table:table-cell table:number-columns-repeated="10"/>
          <table:table-cell table:formula="of:=COUNTIF([.C1785:.L1785];[.A17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31819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table:number-columns-repeated="7"/>
          <table:table-cell table:formula="of:=COUNTIF([.C1786:.L1786];[.A17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7487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787:.L1787];[.A17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160089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1788:.L1788];[.A17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21736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1789:.L1789];[.A17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40124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790:.L1790];[.A17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102760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1791:.L1791];[.A17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144035newsML.txt</text:p>
          </table:table-cell>
          <table:table-cell table:number-columns-repeated="10"/>
          <table:table-cell table:formula="of:=COUNTIF([.C1792:.L1792];[.A17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3758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1793:.L1793];[.A17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179121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1794:.L1794];[.A17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1594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795:.L1795];[.A17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73212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796:.L1796];[.A17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19680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797:.L1797];[.A17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31427newsML.txt</text:p>
          </table:table-cell>
          <table:table-cell table:number-columns-repeated="10"/>
          <table:table-cell table:formula="of:=COUNTIF([.C1798:.L1798];[.A17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276360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799:.L1799];[.A17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14664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800:.L1800];[.A18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10745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801:.L1801];[.A18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17645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1802:.L1802];[.A18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4166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803:.L1803];[.A18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288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804:.L1804];[.A18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21119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805:.L1805];[.A18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3493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806:.L1806];[.A18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29499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807:.L1807];[.A18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40849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808:.L1808];[.A18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6949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table:number-columns-repeated="6"/>
          <table:table-cell table:formula="of:=COUNTIF([.C1809:.L1809];[.A18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5078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1810:.L1810];[.A18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855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11:.L1811];[.A18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44618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1812:.L1812];[.A18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74150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813:.L1813];[.A18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37247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1814:.L1814];[.A18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40842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1815:.L1815];[.A18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4382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1816:.L1816];[.A18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71152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table:number-columns-repeated="7"/>
          <table:table-cell table:formula="of:=COUNTIF([.C1817:.L1817];[.A18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2170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18:.L1818];[.A18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2873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819:.L1819];[.A18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15199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1820:.L1820];[.A18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2165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821:.L1821];[.A18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87829newsML.txt</text:p>
          </table:table-cell>
          <table:table-cell table:number-columns-repeated="10"/>
          <table:table-cell table:formula="of:=COUNTIF([.C1822:.L1822];[.A18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4854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23:.L1823];[.A18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18344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824:.L1824];[.A18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1516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25:.L1825];[.A18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3405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1826:.L1826];[.A18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0848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1827:.L1827];[.A18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2942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1828:.L1828];[.A18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84864newsML.txt</text:p>
          </table:table-cell>
          <table:table-cell table:number-columns-repeated="10"/>
          <table:table-cell table:formula="of:=COUNTIF([.C1829:.L1829];[.A18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5808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table:number-columns-repeated="6"/>
          <table:table-cell table:formula="of:=COUNTIF([.C1830:.L1830];[.A18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7154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831:.L1831];[.A18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0081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1832:.L1832];[.A18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41746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1833:.L1833];[.A18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47835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1834:.L1834];[.A18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9789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35:.L1835];[.A18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0099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1836:.L1836];[.A18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2124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37:.L1837];[.A18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4174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1838:.L1838];[.A18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3491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39:.L1839];[.A18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37362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1840:.L1840];[.A18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22937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1841:.L1841];[.A18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088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842:.L1842];[.A18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0340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NickLouth</text:p>
          </table:table-cell>
          <table:table-cell table:number-columns-repeated="7"/>
          <table:table-cell table:formula="of:=COUNTIF([.C1843:.L1843];[.A18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42386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844:.L1844];[.A18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4467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1845:.L1845];[.A18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1765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46:.L1846];[.A18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4853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1847:.L1847];[.A18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2935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1848:.L1848];[.A18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0013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49:.L1849];[.A18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13748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50:.L1850];[.A18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93894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1851:.L1851];[.A18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20892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852:.L1852];[.A18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8678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table:number-columns-repeated="8"/>
          <table:table-cell table:formula="of:=COUNTIF([.C1853:.L1853];[.A18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7762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1854:.L1854];[.A18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769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 table:number-columns-repeated="6"/>
          <table:table-cell table:formula="of:=COUNTIF([.C1855:.L1855];[.A18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34012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856:.L1856];[.A18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6685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57:.L1857];[.A18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1450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858:.L1858];[.A18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59821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1859:.L1859];[.A18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5775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eterHumphrey</text:p>
          </table:table-cell>
          <table:table-cell table:number-columns-repeated="7"/>
          <table:table-cell table:formula="of:=COUNTIF([.C1860:.L1860];[.A18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9116newsML.txt</text:p>
          </table:table-cell>
          <table:table-cell table:number-columns-repeated="10"/>
          <table:table-cell table:formula="of:=COUNTIF([.C1861:.L1861];[.A18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21060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862:.L1862];[.A18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0315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1863:.L1863];[.A18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0405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1864:.L1864];[.A18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35319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65:.L1865];[.A18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0452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table:number-columns-repeated="6"/>
          <table:table-cell table:formula="of:=COUNTIF([.C1866:.L1866];[.A18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21047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867:.L1867];[.A18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5766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68:.L1868];[.A18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17510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1869:.L1869];[.A18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0039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870:.L1870];[.A18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11120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1871:.L1871];[.A18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14726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1872:.L1872];[.A18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2294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73:.L1873];[.A18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8706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1874:.L1874];[.A18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2043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table:number-columns-repeated="7"/>
          <table:table-cell table:formula="of:=COUNTIF([.C1875:.L1875];[.A18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4383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76:.L1876];[.A18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00796newsML.txt</text:p>
          </table:table-cell>
          <table:table-cell table:number-columns-repeated="10"/>
          <table:table-cell table:formula="of:=COUNTIF([.C1877:.L1877];[.A18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3165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878:.L1878];[.A18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3158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1879:.L1879];[.A18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34014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880:.L1880];[.A18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79739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1881:.L1881];[.A18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40967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1882:.L1882];[.A18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5776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83:.L1883];[.A18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19304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1884:.L1884];[.A18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4413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85:.L1885];[.A18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20914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1886:.L1886];[.A18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15959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1887:.L1887];[.A18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6999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88:.L1888];[.A18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0352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table:number-columns-repeated="6"/>
          <table:table-cell table:formula="of:=COUNTIF([.C1889:.L1889];[.A18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7087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90:.L1890];[.A18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22828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1891:.L1891];[.A18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0340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1892:.L1892];[.A18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35078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1893:.L1893];[.A18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6193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894:.L1894];[.A18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22111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GrahamEarnshaw</text:p>
          </table:table-cell>
          <table:table-cell table:number-columns-repeated="6"/>
          <table:table-cell table:formula="of:=COUNTIF([.C1895:.L1895];[.A18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35536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1896:.L1896];[.A18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7710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1897:.L1897];[.A18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0319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898:.L1898];[.A18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3734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899:.L1899];[.A18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103612newsML.txt</text:p>
          </table:table-cell>
          <table:table-cell office:value-type="string" calcext:value-type="string">
            <text:p>MatthewBunce</text:p>
          </table:table-cell>
          <table:table-cell table:number-columns-repeated="9"/>
          <table:table-cell table:formula="of:=COUNTIF([.C1900:.L1900];[.A19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5483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table:number-columns-repeated="8"/>
          <table:table-cell table:formula="of:=COUNTIF([.C1901:.L1901];[.A19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4125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1902:.L1902];[.A19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4919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903:.L1903];[.A19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6272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table:number-columns-repeated="8"/>
          <table:table-cell table:formula="of:=COUNTIF([.C1904:.L1904];[.A19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4779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1905:.L1905];[.A19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10390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table:number-columns-repeated="8"/>
          <table:table-cell table:formula="of:=COUNTIF([.C1906:.L1906];[.A19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7034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907:.L1907];[.A19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7113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908:.L1908];[.A19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18740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909:.L1909];[.A19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152163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1910:.L1910];[.A19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44929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table:number-columns-repeated="8"/>
          <table:table-cell table:formula="of:=COUNTIF([.C1911:.L1911];[.A19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0503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table:number-columns-repeated="7"/>
          <table:table-cell table:formula="of:=COUNTIF([.C1912:.L1912];[.A19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1729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1913:.L1913];[.A19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0504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1914:.L1914];[.A19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11307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1915:.L1915];[.A19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62829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1916:.L1916];[.A19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128171newsML.txt</text:p>
          </table:table-cell>
          <table:table-cell table:number-columns-repeated="10"/>
          <table:table-cell table:formula="of:=COUNTIF([.C1917:.L1917];[.A19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32939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1918:.L1918];[.A19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5860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919:.L1919];[.A19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19814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1920:.L1920];[.A19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65664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1921:.L1921];[.A19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52156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1922:.L1922];[.A19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74219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1923:.L1923];[.A19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31139newsML.txt</text:p>
          </table:table-cell>
          <table:table-cell table:number-columns-repeated="10"/>
          <table:table-cell table:formula="of:=COUNTIF([.C1924:.L1924];[.A19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18113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1925:.L1925];[.A19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4776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1926:.L1926];[.A19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19041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table:number-columns-repeated="8"/>
          <table:table-cell table:formula="of:=COUNTIF([.C1927:.L1927];[.A19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52118newsML.txt</text:p>
          </table:table-cell>
          <table:table-cell table:number-columns-repeated="10"/>
          <table:table-cell table:formula="of:=COUNTIF([.C1928:.L1928];[.A19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16795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1929:.L1929];[.A19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3253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1930:.L1930];[.A19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172788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1931:.L1931];[.A19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2990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1932:.L1932];[.A19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7116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933:.L1933];[.A19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13495newsML.txt</text:p>
          </table:table-cell>
          <table:table-cell table:number-columns-repeated="10"/>
          <table:table-cell table:formula="of:=COUNTIF([.C1934:.L1934];[.A19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2012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1935:.L1935];[.A19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0479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1936:.L1936];[.A19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2615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1937:.L1937];[.A19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11425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1938:.L1938];[.A19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75716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1939:.L1939];[.A19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16961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1940:.L1940];[.A19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6705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eO'Donnell</text:p>
          </table:table-cell>
          <table:table-cell table:number-columns-repeated="6"/>
          <table:table-cell table:formula="of:=COUNTIF([.C1941:.L1941];[.A19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134309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1942:.L1942];[.A19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3877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1943:.L1943];[.A19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73087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1944:.L1944];[.A19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3107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1945:.L1945];[.A19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50860newsML.txt</text:p>
          </table:table-cell>
          <table:table-cell office:value-type="string" calcext:value-type="string">
            <text:p>MatthewBunce</text:p>
          </table:table-cell>
          <table:table-cell table:number-columns-repeated="9"/>
          <table:table-cell table:formula="of:=COUNTIF([.C1946:.L1946];[.A19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3280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1947:.L1947];[.A19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77010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948:.L1948];[.A19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11310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1949:.L1949];[.A19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0122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1950:.L1950];[.A19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9043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table:number-columns-repeated="6"/>
          <table:table-cell table:formula="of:=COUNTIF([.C1951:.L1951];[.A19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22816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WilliamKazer</text:p>
          </table:table-cell>
          <table:table-cell table:number-columns-repeated="5"/>
          <table:table-cell table:formula="of:=COUNTIF([.C1952:.L1952];[.A19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8363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1953:.L1953];[.A19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1575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TanEeLyn</text:p>
          </table:table-cell>
          <table:table-cell table:number-columns-repeated="6"/>
          <table:table-cell table:formula="of:=COUNTIF([.C1954:.L1954];[.A19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78518newsML.txt</text:p>
          </table:table-cell>
          <table:table-cell office:value-type="string" calcext:value-type="string">
            <text:p>BenjaminKangLim</text:p>
          </table:table-cell>
          <table:table-cell table:number-columns-repeated="9"/>
          <table:table-cell table:formula="of:=COUNTIF([.C1955:.L1955];[.A19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92394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1956:.L1956];[.A19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443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1957:.L1957];[.A19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33520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1958:.L1958];[.A19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4622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1959:.L1959];[.A19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29162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960:.L1960];[.A19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417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5"/>
          <table:table-cell table:formula="of:=COUNTIF([.C1961:.L1961];[.A19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5186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1962:.L1962];[.A19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35646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1963:.L1963];[.A19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4514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1964:.L1964];[.A19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110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table:number-columns-repeated="5"/>
          <table:table-cell table:formula="of:=COUNTIF([.C1965:.L1965];[.A19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6643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1966:.L1966];[.A19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0244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1967:.L1967];[.A19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82490newsML.txt</text:p>
          </table:table-cell>
          <table:table-cell table:number-columns-repeated="10"/>
          <table:table-cell table:formula="of:=COUNTIF([.C1968:.L1968];[.A19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55439newsML.txt</text:p>
          </table:table-cell>
          <table:table-cell office:value-type="string" calcext:value-type="string">
            <text:p>BenjaminKangLim</text:p>
          </table:table-cell>
          <table:table-cell table:number-columns-repeated="9"/>
          <table:table-cell table:formula="of:=COUNTIF([.C1969:.L1969];[.A19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0137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1970:.L1970];[.A19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574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1971:.L1971];[.A19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1212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5"/>
          <table:table-cell table:formula="of:=COUNTIF([.C1972:.L1972];[.A19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15482newsML.txt</text:p>
          </table:table-cell>
          <table:table-cell office:value-type="string" calcext:value-type="string">
            <text:p>JoeOrtiz</text:p>
          </table:table-cell>
          <table:table-cell table:number-columns-repeated="9"/>
          <table:table-cell table:formula="of:=COUNTIF([.C1973:.L1973];[.A19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430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974:.L1974];[.A19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067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1975:.L1975];[.A19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88955newsML.txt</text:p>
          </table:table-cell>
          <table:table-cell office:value-type="string" calcext:value-type="string">
            <text:p>BenjaminKangLim</text:p>
          </table:table-cell>
          <table:table-cell table:number-columns-repeated="9"/>
          <table:table-cell table:formula="of:=COUNTIF([.C1976:.L1976];[.A19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311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977:.L1977];[.A19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550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table:number-columns-repeated="8"/>
          <table:table-cell table:formula="of:=COUNTIF([.C1978:.L1978];[.A19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222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table:number-columns-repeated="4"/>
          <table:table-cell table:formula="of:=COUNTIF([.C1979:.L1979];[.A19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45736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5"/>
          <table:table-cell table:formula="of:=COUNTIF([.C1980:.L1980];[.A19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10733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1981:.L1981];[.A19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18614newsML.txt</text:p>
          </table:table-cell>
          <table:table-cell office:value-type="string" calcext:value-type="string">
            <text:p>BenjaminKangLim</text:p>
          </table:table-cell>
          <table:table-cell table:number-columns-repeated="9"/>
          <table:table-cell table:formula="of:=COUNTIF([.C1982:.L1982];[.A19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8617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1983:.L1983];[.A19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77874newsML.txt</text:p>
          </table:table-cell>
          <table:table-cell table:number-columns-repeated="10"/>
          <table:table-cell table:formula="of:=COUNTIF([.C1984:.L1984];[.A19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32863newsML.txt</text:p>
          </table:table-cell>
          <table:table-cell table:number-columns-repeated="10"/>
          <table:table-cell table:formula="of:=COUNTIF([.C1985:.L1985];[.A19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14183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1986:.L1986];[.A19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503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6"/>
          <table:table-cell table:formula="of:=COUNTIF([.C1987:.L1987];[.A19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8903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table:number-columns-repeated="6"/>
          <table:table-cell table:formula="of:=COUNTIF([.C1988:.L1988];[.A19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95350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1989:.L1989];[.A19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18687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1990:.L1990];[.A19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86199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1991:.L1991];[.A19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1420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1992:.L1992];[.A19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8742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1993:.L1993];[.A19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41295newsML.txt</text:p>
          </table:table-cell>
          <table:table-cell table:number-columns-repeated="10"/>
          <table:table-cell table:formula="of:=COUNTIF([.C1994:.L1994];[.A19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9823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 table:number-columns-repeated="5"/>
          <table:table-cell table:formula="of:=COUNTIF([.C1995:.L1995];[.A19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04845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1996:.L1996];[.A19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216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6"/>
          <table:table-cell table:formula="of:=COUNTIF([.C1997:.L1997];[.A19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3523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1998:.L1998];[.A19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88988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1999:.L1999];[.A19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1745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2000:.L2000];[.A20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15592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2001:.L2001];[.A20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162222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2002:.L2002];[.A20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34277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003:.L2003];[.A20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54426newsML.txt</text:p>
          </table:table-cell>
          <table:table-cell table:number-columns-repeated="10"/>
          <table:table-cell table:formula="of:=COUNTIF([.C2004:.L2004];[.A20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33590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2005:.L2005];[.A20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11319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006:.L2006];[.A20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29147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tthewBunce</text:p>
          </table:table-cell>
          <table:table-cell table:number-columns-repeated="6"/>
          <table:table-cell table:formula="of:=COUNTIF([.C2007:.L2007];[.A20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05250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2008:.L2008];[.A20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3903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2009:.L2009];[.A20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12440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2010:.L2010];[.A20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02437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2011:.L2011];[.A20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164298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2012:.L2012];[.A20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38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2013:.L2013];[.A20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24725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celMichelson</text:p>
          </table:table-cell>
          <table:table-cell table:number-columns-repeated="7"/>
          <table:table-cell table:formula="of:=COUNTIF([.C2014:.L2014];[.A20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45128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015:.L2015];[.A20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105793newsML.txt</text:p>
          </table:table-cell>
          <table:table-cell office:value-type="string" calcext:value-type="string">
            <text:p>ScottHillis</text:p>
          </table:table-cell>
          <table:table-cell table:number-columns-repeated="9"/>
          <table:table-cell table:formula="of:=COUNTIF([.C2016:.L2016];[.A20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56565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6"/>
          <table:table-cell table:formula="of:=COUNTIF([.C2017:.L2017];[.A20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07278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018:.L2018];[.A20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66471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2019:.L2019];[.A20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18853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2020:.L2020];[.A20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26409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2021:.L2021];[.A20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30638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2022:.L2022];[.A20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185720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celMichelson</text:p>
          </table:table-cell>
          <table:table-cell table:number-columns-repeated="7"/>
          <table:table-cell table:formula="of:=COUNTIF([.C2023:.L2023];[.A20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57337newsML.txt</text:p>
          </table:table-cell>
          <table:table-cell table:number-columns-repeated="10"/>
          <table:table-cell table:formula="of:=COUNTIF([.C2024:.L2024];[.A20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1911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2025:.L2025];[.A20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1774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2026:.L2026];[.A20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13719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2027:.L2027];[.A20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02140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2028:.L2028];[.A20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16822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029:.L2029];[.A20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19628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2030:.L2030];[.A20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10274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2031:.L2031];[.A20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19107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2032:.L2032];[.A20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62785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2033:.L2033];[.A20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139760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034:.L2034];[.A20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174373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2035:.L2035];[.A20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32252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tthewBunce</text:p>
          </table:table-cell>
          <table:table-cell table:number-columns-repeated="7"/>
          <table:table-cell table:formula="of:=COUNTIF([.C2036:.L2036];[.A20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130081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2037:.L2037];[.A20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172241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038:.L2038];[.A20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39275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039:.L2039];[.A20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163197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2040:.L2040];[.A20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46330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2041:.L2041];[.A20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64632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2042:.L2042];[.A20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13810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2043:.L2043];[.A20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27933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eO'Donnell</text:p>
          </table:table-cell>
          <table:table-cell table:number-columns-repeated="7"/>
          <table:table-cell table:formula="of:=COUNTIF([.C2044:.L2044];[.A20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36474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045:.L2045];[.A20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08198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table:number-columns-repeated="6"/>
          <table:table-cell table:formula="of:=COUNTIF([.C2046:.L2046];[.A20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53567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2047:.L2047];[.A20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16724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2048:.L2048];[.A20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165902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049:.L2049];[.A20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239280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2050:.L2050];[.A20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02864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table:number-columns-repeated="5"/>
          <table:table-cell table:formula="of:=COUNTIF([.C2051:.L2051];[.A20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3285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table:number-columns-repeated="6"/>
          <table:table-cell table:formula="of:=COUNTIF([.C2052:.L2052];[.A20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174559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2053:.L2053];[.A20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35615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054:.L2054];[.A20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43415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table:number-columns-repeated="6"/>
          <table:table-cell table:formula="of:=COUNTIF([.C2055:.L2055];[.A20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35690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2056:.L2056];[.A20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11552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2057:.L2057];[.A20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47781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058:.L2058];[.A20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64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table:number-columns-repeated="6"/>
          <table:table-cell table:formula="of:=COUNTIF([.C2059:.L2059];[.A20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5208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2060:.L2060];[.A20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192387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 table:number-columns-repeated="5"/>
          <table:table-cell table:formula="of:=COUNTIF([.C2061:.L2061];[.A20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195348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062:.L2062];[.A20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15862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2063:.L2063];[.A20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120288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064:.L2064];[.A20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1723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eterHumphrey</text:p>
          </table:table-cell>
          <table:table-cell table:number-columns-repeated="7"/>
          <table:table-cell table:formula="of:=COUNTIF([.C2065:.L2065];[.A20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08161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066:.L2066];[.A20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47855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067:.L2067];[.A20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7859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2068:.L2068];[.A20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194769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069:.L2069];[.A20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05146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070:.L2070];[.A20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5082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071:.L2071];[.A20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46251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2072:.L2072];[.A20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2622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073:.L2073];[.A20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2180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2074:.L2074];[.A20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6288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075:.L2075];[.A20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7128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2076:.L2076];[.A20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6287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2077:.L2077];[.A20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538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LynnleyBrowning</text:p>
          </table:table-cell>
          <table:table-cell table:number-columns-repeated="6"/>
          <table:table-cell table:formula="of:=COUNTIF([.C2078:.L2078];[.A20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190619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2079:.L2079];[.A20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3876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080:.L2080];[.A20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10810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2081:.L2081];[.A20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32735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082:.L2082];[.A20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12918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2083:.L2083];[.A20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1590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2084:.L2084];[.A20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2277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2085:.L2085];[.A20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69850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2086:.L2086];[.A20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184622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087:.L2087];[.A20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27262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088:.L2088];[.A20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42322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2089:.L2089];[.A20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71684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2090:.L2090];[.A20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151867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2091:.L2091];[.A20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166468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092:.L2092];[.A20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02909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093:.L2093];[.A20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5073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2094:.L2094];[.A20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69864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095:.L2095];[.A20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44883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table:number-columns-repeated="6"/>
          <table:table-cell table:formula="of:=COUNTIF([.C2096:.L2096];[.A20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16137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2097:.L2097];[.A20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5652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098:.L2098];[.A20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7610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2099:.L2099];[.A20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224140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2100:.L2100];[.A21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41391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GrahamEarnshaw</text:p>
          </table:table-cell>
          <table:table-cell table:number-columns-repeated="6"/>
          <table:table-cell table:formula="of:=COUNTIF([.C2101:.L2101];[.A21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89578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table:number-columns-repeated="5"/>
          <table:table-cell table:formula="of:=COUNTIF([.C2102:.L2102];[.A21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8227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2103:.L2103];[.A21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37953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2104:.L2104];[.A21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1951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105:.L2105];[.A21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7967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2106:.L2106];[.A21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2328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107:.L2107];[.A2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2465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108:.L2108];[.A21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64269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2109:.L2109];[.A21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62656newsML.txt</text:p>
          </table:table-cell>
          <table:table-cell table:number-columns-repeated="10"/>
          <table:table-cell table:formula="of:=COUNTIF([.C2110:.L2110];[.A21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4060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2111:.L2111];[.A21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74612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2112:.L2112];[.A21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38090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2113:.L2113];[.A21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387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2114:.L2114];[.A2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364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115:.L2115];[.A21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616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116:.L2116];[.A21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23300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2117:.L2117];[.A21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23793newsML.txt</text:p>
          </table:table-cell>
          <table:table-cell office:value-type="string" calcext:value-type="string">
            <text:p>KeithWeir</text:p>
          </table:table-cell>
          <table:table-cell table:number-columns-repeated="9"/>
          <table:table-cell table:formula="of:=COUNTIF([.C2118:.L2118];[.A21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34983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2119:.L2119];[.A21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62657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2120:.L2120];[.A21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3429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2121:.L2121];[.A21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07525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2122:.L2122];[.A21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4436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2123:.L2123];[.A2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10282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table:number-columns-repeated="5"/>
          <table:table-cell table:formula="of:=COUNTIF([.C2124:.L2124];[.A21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41943newsML.txt</text:p>
          </table:table-cell>
          <table:table-cell office:value-type="string" calcext:value-type="string">
            <text:p>SamuelPerry</text:p>
          </table:table-cell>
          <table:table-cell table:number-columns-repeated="9"/>
          <table:table-cell table:formula="of:=COUNTIF([.C2125:.L2125];[.A21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09096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126:.L2126];[.A21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0721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2127:.L2127];[.A21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00452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2128:.L2128];[.A21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35627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2129:.L2129];[.A21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6800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table:number-columns-repeated="6"/>
          <table:table-cell table:formula="of:=COUNTIF([.C2130:.L2130];[.A21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3459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2131:.L2131];[.A2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64287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2132:.L2132];[.A21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909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133:.L2133];[.A21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0423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2134:.L2134];[.A21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2066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135:.L2135];[.A21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1127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2136:.L2136];[.A21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64558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2137:.L2137];[.A21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8841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2138:.L2138];[.A21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3920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2139:.L2139];[.A2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7214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2140:.L2140];[.A21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0238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2141:.L2141];[.A21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65875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2142:.L2142];[.A21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7274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2143:.L2143];[.A21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5154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2144:.L2144];[.A21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85613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2145:.L2145];[.A2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1952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146:.L2146];[.A21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22559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2147:.L2147];[.A21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34584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2148:.L2148];[.A21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811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2149:.L2149];[.A2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184789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2150:.L2150];[.A21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1298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2151:.L2151];[.A2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2405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152:.L2152];[.A21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85542newsML.txt</text:p>
          </table:table-cell>
          <table:table-cell office:value-type="string" calcext:value-type="string">
            <text:p>MatthewBunce</text:p>
          </table:table-cell>
          <table:table-cell table:number-columns-repeated="9"/>
          <table:table-cell table:formula="of:=COUNTIF([.C2153:.L2153];[.A21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2767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table:number-columns-repeated="6"/>
          <table:table-cell table:formula="of:=COUNTIF([.C2154:.L2154];[.A21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05057newsML.txt</text:p>
          </table:table-cell>
          <table:table-cell office:value-type="string" calcext:value-type="string">
            <text:p>MatthewBunce</text:p>
          </table:table-cell>
          <table:table-cell table:number-columns-repeated="9"/>
          <table:table-cell table:formula="of:=COUNTIF([.C2155:.L2155];[.A2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42065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2156:.L2156];[.A21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15627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157:.L2157];[.A21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50839newsML.txt</text:p>
          </table:table-cell>
          <table:table-cell office:value-type="string" calcext:value-type="string">
            <text:p>MatthewBunce</text:p>
          </table:table-cell>
          <table:table-cell table:number-columns-repeated="9"/>
          <table:table-cell table:formula="of:=COUNTIF([.C2158:.L2158];[.A21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0368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159:.L2159];[.A21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0237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160:.L2160];[.A21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24503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2161:.L2161];[.A21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06879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2162:.L2162];[.A21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25820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163:.L2163];[.A21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47824newsML.txt</text:p>
          </table:table-cell>
          <table:table-cell office:value-type="string" calcext:value-type="string">
            <text:p>SamuelPerry</text:p>
          </table:table-cell>
          <table:table-cell table:number-columns-repeated="9"/>
          <table:table-cell table:formula="of:=COUNTIF([.C2164:.L2164];[.A21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6125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2165:.L2165];[.A21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5652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tthewBunce</text:p>
          </table:table-cell>
          <table:table-cell table:number-columns-repeated="7"/>
          <table:table-cell table:formula="of:=COUNTIF([.C2166:.L2166];[.A21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4053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2167:.L2167];[.A21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25306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table:number-columns-repeated="8"/>
          <table:table-cell table:formula="of:=COUNTIF([.C2168:.L2168];[.A21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2337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169:.L2169];[.A21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76405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2170:.L2170];[.A21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0523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2171:.L2171];[.A21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245741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2172:.L2172];[.A21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55543newsML.txt</text:p>
          </table:table-cell>
          <table:table-cell table:number-columns-repeated="10"/>
          <table:table-cell table:formula="of:=COUNTIF([.C2173:.L2173];[.A21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47894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2174:.L2174];[.A2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0207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2175:.L2175];[.A2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11253newsML.txt</text:p>
          </table:table-cell>
          <table:table-cell table:number-columns-repeated="10"/>
          <table:table-cell table:formula="of:=COUNTIF([.C2176:.L2176];[.A21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12858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2177:.L2177];[.A2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09884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2178:.L2178];[.A2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24298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2179:.L2179];[.A2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20566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table:number-columns-repeated="7"/>
          <table:table-cell table:formula="of:=COUNTIF([.C2180:.L2180];[.A2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48236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2181:.L2181];[.A21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8547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182:.L2182];[.A21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47888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2183:.L2183];[.A2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05124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2184:.L2184];[.A21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50608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2185:.L2185];[.A2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255730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186:.L2186];[.A21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90574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2187:.L2187];[.A2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1332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2188:.L2188];[.A2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76414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2189:.L2189];[.A21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248599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190:.L2190];[.A21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77851newsML.txt</text:p>
          </table:table-cell>
          <table:table-cell office:value-type="string" calcext:value-type="string">
            <text:p>JoeOrtiz</text:p>
          </table:table-cell>
          <table:table-cell table:number-columns-repeated="9"/>
          <table:table-cell table:formula="of:=COUNTIF([.C2191:.L2191];[.A21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0370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192:.L2192];[.A21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18734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193:.L2193];[.A2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84133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2194:.L2194];[.A2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17061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2195:.L2195];[.A2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259617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2196:.L2196];[.A2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90568newsML.txt</text:p>
          </table:table-cell>
          <table:table-cell office:value-type="string" calcext:value-type="string">
            <text:p>BenjaminKangLim</text:p>
          </table:table-cell>
          <table:table-cell table:number-columns-repeated="9"/>
          <table:table-cell table:formula="of:=COUNTIF([.C2197:.L2197];[.A2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00494newsML.txt</text:p>
          </table:table-cell>
          <table:table-cell office:value-type="string" calcext:value-type="string">
            <text:p>GrahamEarnshaw</text:p>
          </table:table-cell>
          <table:table-cell table:number-columns-repeated="9"/>
          <table:table-cell table:formula="of:=COUNTIF([.C2198:.L2198];[.A2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25943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WilliamKazer</text:p>
          </table:table-cell>
          <table:table-cell table:number-columns-repeated="8"/>
          <table:table-cell table:formula="of:=COUNTIF([.C2199:.L2199];[.A21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353509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00:.L2200];[.A22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06719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01:.L2201];[.A22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7125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02:.L2202];[.A22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785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03:.L2203];[.A2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5184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04:.L2204];[.A22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0703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05:.L2205];[.A22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2989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06:.L2206];[.A22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1559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07:.L2207];[.A22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5084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08:.L2208];[.A22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959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09:.L2209];[.A22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3522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10:.L2210];[.A22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7163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11:.L2211];[.A22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3877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12:.L2212];[.A22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4480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13:.L2213];[.A22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4889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14:.L2214];[.A22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2556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15:.L2215];[.A22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0327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16:.L2216];[.A22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573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17:.L2217];[.A22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1210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18:.L2218];[.A22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4647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19:.L2219];[.A22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439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20:.L2220];[.A22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0248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21:.L2221];[.A22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1696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22:.L2222];[.A22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8736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23:.L2223];[.A22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46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24:.L2224];[.A22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2188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25:.L2225];[.A22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318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26:.L2226];[.A22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085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27:.L2227];[.A22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2520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28:.L2228];[.A2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6651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29:.L2229];[.A22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2381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30:.L2230];[.A2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3349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31:.L2231];[.A22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4624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32:.L2232];[.A22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6960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33:.L2233];[.A22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1185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34:.L2234];[.A22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75670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35:.L2235];[.A2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5997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36:.L2236];[.A22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58405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37:.L2237];[.A22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4815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38:.L2238];[.A22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5841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39:.L2239];[.A22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80191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40:.L2240];[.A22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65681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41:.L2241];[.A22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9817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42:.L2242];[.A22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2023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43:.L2243];[.A22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731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44:.L2244];[.A22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0487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45:.L2245];[.A22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47724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46:.L2246];[.A22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14299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47:.L2247];[.A22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10718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48:.L2248];[.A22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58739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49:.L2249];[.A22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121931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250:.L2250];[.A22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37042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251:.L2251];[.A2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11940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2252:.L2252];[.A22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99416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rrenSchuettler</text:p>
          </table:table-cell>
          <table:table-cell table:number-columns-repeated="8"/>
          <table:table-cell table:formula="of:=COUNTIF([.C2253:.L2253];[.A22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43586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2254:.L2254];[.A22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20486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2255:.L2255];[.A22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33777newsML.txt</text:p>
          </table:table-cell>
          <table:table-cell office:value-type="string" calcext:value-type="string">
            <text:p>WilliamKazer</text:p>
          </table:table-cell>
          <table:table-cell table:number-columns-repeated="9"/>
          <table:table-cell table:formula="of:=COUNTIF([.C2256:.L2256];[.A22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4930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257:.L2257];[.A22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83396newsML.txt</text:p>
          </table:table-cell>
          <table:table-cell table:number-columns-repeated="10"/>
          <table:table-cell table:formula="of:=COUNTIF([.C2258:.L2258];[.A22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48401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2259:.L2259];[.A22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23618newsML.txt</text:p>
          </table:table-cell>
          <table:table-cell office:value-type="string" calcext:value-type="string">
            <text:p>JoeOrtiz</text:p>
          </table:table-cell>
          <table:table-cell table:number-columns-repeated="9"/>
          <table:table-cell table:formula="of:=COUNTIF([.C2260:.L2260];[.A22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37481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2261:.L2261];[.A22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0270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2262:.L2262];[.A22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05399newsML.txt</text:p>
          </table:table-cell>
          <table:table-cell table:number-columns-repeated="10"/>
          <table:table-cell table:formula="of:=COUNTIF([.C2263:.L2263];[.A22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59009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264:.L2264];[.A22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3332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2265:.L2265];[.A22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43558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2266:.L2266];[.A22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3838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table:number-columns-repeated="8"/>
          <table:table-cell table:formula="of:=COUNTIF([.C2267:.L2267];[.A2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69637newsML.txt</text:p>
          </table:table-cell>
          <table:table-cell table:number-columns-repeated="10"/>
          <table:table-cell table:formula="of:=COUNTIF([.C2268:.L2268];[.A22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90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2269:.L2269];[.A22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84178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atthewBunce</text:p>
          </table:table-cell>
          <table:table-cell table:number-columns-repeated="7"/>
          <table:table-cell table:formula="of:=COUNTIF([.C2270:.L2270];[.A22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90996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2271:.L2271];[.A22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91190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WilliamKazer</text:p>
          </table:table-cell>
          <table:table-cell table:number-columns-repeated="8"/>
          <table:table-cell table:formula="of:=COUNTIF([.C2272:.L2272];[.A22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37616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eO'Donnell</text:p>
          </table:table-cell>
          <table:table-cell table:number-columns-repeated="8"/>
          <table:table-cell table:formula="of:=COUNTIF([.C2273:.L2273];[.A22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0832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2274:.L2274];[.A22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00485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leyBrowning</text:p>
          </table:table-cell>
          <table:table-cell table:number-columns-repeated="7"/>
          <table:table-cell table:formula="of:=COUNTIF([.C2275:.L2275];[.A22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78086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2276:.L2276];[.A22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605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2277:.L2277];[.A22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1690newsML.txt</text:p>
          </table:table-cell>
          <table:table-cell office:value-type="string" calcext:value-type="string">
            <text:p>MarcelMichelson</text:p>
          </table:table-cell>
          <table:table-cell table:number-columns-repeated="9"/>
          <table:table-cell table:formula="of:=COUNTIF([.C2278:.L2278];[.A22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91657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2279:.L2279];[.A22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83914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2280:.L2280];[.A22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93659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2281:.L2281];[.A22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5437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2282:.L2282];[.A22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0771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2283:.L2283];[.A22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13464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284:.L2284];[.A22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10894newsML.txt</text:p>
          </table:table-cell>
          <table:table-cell table:number-columns-repeated="10"/>
          <table:table-cell table:formula="of:=COUNTIF([.C2285:.L2285];[.A22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90199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2286:.L2286];[.A22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9380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2287:.L2287];[.A22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5438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2288:.L2288];[.A22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1692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2289:.L2289];[.A22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30811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table:number-columns-repeated="6"/>
          <table:table-cell table:formula="of:=COUNTIF([.C2290:.L2290];[.A22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05957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2291:.L2291];[.A22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91432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nnleyBrowning</text:p>
          </table:table-cell>
          <table:table-cell table:number-columns-repeated="6"/>
          <table:table-cell table:formula="of:=COUNTIF([.C2292:.L2292];[.A22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70070newsML.txt</text:p>
          </table:table-cell>
          <table:table-cell office:value-type="string" calcext:value-type="string">
            <text:p>SamuelPerry</text:p>
          </table:table-cell>
          <table:table-cell table:number-columns-repeated="9"/>
          <table:table-cell table:formula="of:=COUNTIF([.C2293:.L2293];[.A22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17846newsML.txt</text:p>
          </table:table-cell>
          <table:table-cell table:number-columns-repeated="10"/>
          <table:table-cell table:formula="of:=COUNTIF([.C2294:.L2294];[.A22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00163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295:.L2295];[.A22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1098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2296:.L2296];[.A22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26026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NickLouth</text:p>
          </table:table-cell>
          <table:table-cell table:number-columns-repeated="8"/>
          <table:table-cell table:formula="of:=COUNTIF([.C2297:.L2297];[.A22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249404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2298:.L2298];[.A22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73045newsML.txt</text:p>
          </table:table-cell>
          <table:table-cell office:value-type="string" calcext:value-type="string">
            <text:p>DarrenSchuettler</text:p>
          </table:table-cell>
          <table:table-cell table:number-columns-repeated="9"/>
          <table:table-cell table:formula="of:=COUNTIF([.C2299:.L2299];[.A2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143738newsML.txt</text:p>
          </table:table-cell>
          <table:table-cell office:value-type="string" calcext:value-type="string">
            <text:p>LynneO'Donnell</text:p>
          </table:table-cell>
          <table:table-cell table:number-columns-repeated="9"/>
          <table:table-cell table:formula="of:=COUNTIF([.C2300:.L2300];[.A23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449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WilliamKazer</text:p>
          </table:table-cell>
          <table:table-cell table:number-columns-repeated="7"/>
          <table:table-cell table:formula="of:=COUNTIF([.C2301:.L2301];[.A23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1074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2302:.L2302];[.A23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38551newsML.txt</text:p>
          </table:table-cell>
          <table:table-cell office:value-type="string" calcext:value-type="string">
            <text:p>BenjaminKangLim</text:p>
          </table:table-cell>
          <table:table-cell table:number-columns-repeated="9"/>
          <table:table-cell table:formula="of:=COUNTIF([.C2303:.L2303];[.A23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6183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2304:.L2304];[.A23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126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2305:.L2305];[.A23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6367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2306:.L2306];[.A23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26632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2307:.L2307];[.A23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96752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2308:.L2308];[.A23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6960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2309:.L2309];[.A23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6643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2310:.L2310];[.A23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0525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311:.L2311];[.A23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6958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312:.L2312];[.A23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5665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2313:.L2313];[.A23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87394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2314:.L2314];[.A23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0246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2315:.L2315];[.A23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25212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 table:number-columns-repeated="6"/>
          <table:table-cell table:formula="of:=COUNTIF([.C2316:.L2316];[.A23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5993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2317:.L2317];[.A23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1702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318:.L2318];[.A23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82489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table:number-columns-repeated="7"/>
          <table:table-cell table:formula="of:=COUNTIF([.C2319:.L2319];[.A23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14186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8"/>
          <table:table-cell table:formula="of:=COUNTIF([.C2320:.L2320];[.A23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3051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321:.L2321];[.A23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7613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2322:.L2322];[.A23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9983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table:number-columns-repeated="7"/>
          <table:table-cell table:formula="of:=COUNTIF([.C2323:.L2323];[.A23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09826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2324:.L2324];[.A23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40299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WilliamKazer</text:p>
          </table:table-cell>
          <table:table-cell table:number-columns-repeated="6"/>
          <table:table-cell table:formula="of:=COUNTIF([.C2325:.L2325];[.A23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127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326:.L2326];[.A23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0488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2327:.L2327];[.A23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1109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2328:.L2328];[.A23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25075newsML.txt</text:p>
          </table:table-cell>
          <table:table-cell office:value-type="string" calcext:value-type="string">
            <text:p>BenjaminKangLim</text:p>
          </table:table-cell>
          <table:table-cell table:number-columns-repeated="9"/>
          <table:table-cell table:formula="of:=COUNTIF([.C2329:.L2329];[.A23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570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ouroshKarimkhany</text:p>
          </table:table-cell>
          <table:table-cell table:number-columns-repeated="6"/>
          <table:table-cell table:formula="of:=COUNTIF([.C2330:.L2330];[.A23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88953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tthewBunce</text:p>
          </table:table-cell>
          <table:table-cell table:number-columns-repeated="8"/>
          <table:table-cell table:formula="of:=COUNTIF([.C2331:.L2331];[.A23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55055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2332:.L2332];[.A23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59960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333:.L2333];[.A23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92419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2334:.L2334];[.A23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5342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335:.L2335];[.A23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29103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2336:.L2336];[.A23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4222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2337:.L2337];[.A23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33488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2338:.L2338];[.A23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6108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2339:.L2339];[.A23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6792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340:.L2340];[.A23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8617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2341:.L2341];[.A23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37508newsML.txt</text:p>
          </table:table-cell>
          <table:table-cell office:value-type="string" calcext:value-type="string">
            <text:p>BenjaminKangLim</text:p>
          </table:table-cell>
          <table:table-cell table:number-columns-repeated="9"/>
          <table:table-cell table:formula="of:=COUNTIF([.C2342:.L2342];[.A23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2280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343:.L2343];[.A23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7449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2344:.L2344];[.A23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18737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2345:.L2345];[.A23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9243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6"/>
          <table:table-cell table:formula="of:=COUNTIF([.C2346:.L2346];[.A23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08143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leyBrowning</text:p>
          </table:table-cell>
          <table:table-cell table:number-columns-repeated="6"/>
          <table:table-cell table:formula="of:=COUNTIF([.C2347:.L2347];[.A23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0980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348:.L2348];[.A23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5841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349:.L2349];[.A23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12027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leyBrowning</text:p>
          </table:table-cell>
          <table:table-cell table:number-columns-repeated="6"/>
          <table:table-cell table:formula="of:=COUNTIF([.C2350:.L2350];[.A23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81858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2351:.L2351];[.A23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03790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2352:.L2352];[.A23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99262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2353:.L2353];[.A23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41840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2354:.L2354];[.A23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4017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355:.L2355];[.A23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8988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356:.L2356];[.A23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23873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2357:.L2357];[.A23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65832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358:.L2358];[.A23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655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 table:number-columns-repeated="6"/>
          <table:table-cell table:formula="of:=COUNTIF([.C2359:.L2359];[.A23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74916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KouroshKarimkhany</text:p>
          </table:table-cell>
          <table:table-cell table:number-columns-repeated="6"/>
          <table:table-cell table:formula="of:=COUNTIF([.C2360:.L2360];[.A23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62195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361:.L2361];[.A23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29435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table:number-columns-repeated="8"/>
          <table:table-cell table:formula="of:=COUNTIF([.C2362:.L2362];[.A23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94816newsML.txt</text:p>
          </table:table-cell>
          <table:table-cell table:number-columns-repeated="10"/>
          <table:table-cell table:formula="of:=COUNTIF([.C2363:.L2363];[.A23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29720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2364:.L2364];[.A23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2295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table:number-columns-repeated="7"/>
          <table:table-cell table:formula="of:=COUNTIF([.C2365:.L2365];[.A23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0205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2366:.L2366];[.A23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1560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367:.L2367];[.A23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67814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368:.L2368];[.A23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5968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table:number-columns-repeated="6"/>
          <table:table-cell table:formula="of:=COUNTIF([.C2369:.L2369];[.A23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6311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2370:.L2370];[.A23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14384newsML.txt</text:p>
          </table:table-cell>
          <table:table-cell office:value-type="string" calcext:value-type="string">
            <text:p>NickLouth</text:p>
          </table:table-cell>
          <table:table-cell table:number-columns-repeated="9"/>
          <table:table-cell table:formula="of:=COUNTIF([.C2371:.L2371];[.A23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89900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372:.L2372];[.A23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81907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373:.L2373];[.A23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8798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374:.L2374];[.A23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25006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375:.L2375];[.A23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25435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table:number-columns-repeated="6"/>
          <table:table-cell table:formula="of:=COUNTIF([.C2376:.L2376];[.A23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267983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ScottHillis</text:p>
          </table:table-cell>
          <table:table-cell table:number-columns-repeated="7"/>
          <table:table-cell table:formula="of:=COUNTIF([.C2377:.L2377];[.A23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219536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2378:.L2378];[.A23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57761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2379:.L2379];[.A23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8841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2380:.L2380];[.A23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27620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381:.L2381];[.A23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47828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2382:.L2382];[.A23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6219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2383:.L2383];[.A23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29130newsML.txt</text:p>
          </table:table-cell>
          <table:table-cell office:value-type="string" calcext:value-type="string">
            <text:p>SamuelPerry</text:p>
          </table:table-cell>
          <table:table-cell table:number-columns-repeated="9"/>
          <table:table-cell table:formula="of:=COUNTIF([.C2384:.L2384];[.A23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41864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2385:.L2385];[.A23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62189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2386:.L2386];[.A23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22479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387:.L2387];[.A23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239217newsML.txt</text:p>
          </table:table-cell>
          <table:table-cell table:number-columns-repeated="10"/>
          <table:table-cell table:formula="of:=COUNTIF([.C2388:.L2388];[.A23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6264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389:.L2389];[.A23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27825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2390:.L2390];[.A23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56083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391:.L2391];[.A23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7180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392:.L2392];[.A23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93388newsML.txt</text:p>
          </table:table-cell>
          <table:table-cell table:number-columns-repeated="10"/>
          <table:table-cell table:formula="of:=COUNTIF([.C2393:.L2393];[.A23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62181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2394:.L2394];[.A23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1440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 table:number-columns-repeated="8"/>
          <table:table-cell table:formula="of:=COUNTIF([.C2395:.L2395];[.A23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316041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2396:.L2396];[.A23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63119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397:.L2397];[.A23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62191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398:.L2398];[.A23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164526newsML.txt</text:p>
          </table:table-cell>
          <table:table-cell office:value-type="string" calcext:value-type="string">
            <text:p>MartinWolk</text:p>
          </table:table-cell>
          <table:table-cell table:number-columns-repeated="9"/>
          <table:table-cell table:formula="of:=COUNTIF([.C2399:.L2399];[.A23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27422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2400:.L2400];[.A24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119156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2401:.L2401];[.A2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88745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table:number-columns-repeated="7"/>
          <table:table-cell table:formula="of:=COUNTIF([.C2402:.L2402];[.A24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85409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2403:.L2403];[.A24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5782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2404:.L2404];[.A24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0645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2405:.L2405];[.A24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183243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2406:.L2406];[.A24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320765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LynnleyBrowning</text:p>
          </table:table-cell>
          <table:table-cell table:number-columns-repeated="8"/>
          <table:table-cell table:formula="of:=COUNTIF([.C2407:.L2407];[.A24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102530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408:.L2408];[.A24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186387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2409:.L2409];[.A24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3417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2410:.L2410];[.A24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120404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2411:.L2411];[.A24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30932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2412:.L2412];[.A24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122415newsML.txt</text:p>
          </table:table-cell>
          <table:table-cell office:value-type="string" calcext:value-type="string">
            <text:p>LynnleyBrowning</text:p>
          </table:table-cell>
          <table:table-cell table:number-columns-repeated="9"/>
          <table:table-cell table:formula="of:=COUNTIF([.C2413:.L2413];[.A24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35731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2414:.L2414];[.A24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18479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2415:.L2415];[.A24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70352newsML.txt</text:p>
          </table:table-cell>
          <table:table-cell office:value-type="string" calcext:value-type="string">
            <text:p>EricAuchard</text:p>
          </table:table-cell>
          <table:table-cell table:number-columns-repeated="9"/>
          <table:table-cell table:formula="of:=COUNTIF([.C2416:.L2416];[.A24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37057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2417:.L2417];[.A24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184787newsML.txt</text:p>
          </table:table-cell>
          <table:table-cell table:number-columns-repeated="10"/>
          <table:table-cell table:formula="of:=COUNTIF([.C2418:.L2418];[.A24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220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table:number-columns-repeated="5"/>
          <table:table-cell table:formula="of:=COUNTIF([.C2419:.L2419];[.A24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124763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celMichelson</text:p>
          </table:table-cell>
          <table:table-cell table:number-columns-repeated="7"/>
          <table:table-cell table:formula="of:=COUNTIF([.C2420:.L2420];[.A24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45471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2421:.L2421];[.A24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1386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422:.L2422];[.A24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35326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2423:.L2423];[.A24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363969newsML.txt</text:p>
          </table:table-cell>
          <table:table-cell table:number-columns-repeated="10"/>
          <table:table-cell table:formula="of:=COUNTIF([.C2424:.L2424];[.A24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186990newsML.txt</text:p>
          </table:table-cell>
          <table:table-cell table:number-columns-repeated="10"/>
          <table:table-cell table:formula="of:=COUNTIF([.C2425:.L2425];[.A24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323784newsML.txt</text:p>
          </table:table-cell>
          <table:table-cell table:number-columns-repeated="10"/>
          <table:table-cell table:formula="of:=COUNTIF([.C2426:.L2426];[.A24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37566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2427:.L2427];[.A24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98475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ouroshKarimkhany</text:p>
          </table:table-cell>
          <table:table-cell table:number-columns-repeated="6"/>
          <table:table-cell table:formula="of:=COUNTIF([.C2428:.L2428];[.A24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152528newsML.txt</text:p>
          </table:table-cell>
          <table:table-cell table:number-columns-repeated="10"/>
          <table:table-cell table:formula="of:=COUNTIF([.C2429:.L2429];[.A24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324861newsML.txt</text:p>
          </table:table-cell>
          <table:table-cell office:value-type="string" calcext:value-type="string">
            <text:p>KouroshKarimkhany</text:p>
          </table:table-cell>
          <table:table-cell table:number-columns-repeated="9"/>
          <table:table-cell table:formula="of:=COUNTIF([.C2430:.L2430];[.A24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307864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2431:.L2431];[.A24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379600newsML.txt</text:p>
          </table:table-cell>
          <table:table-cell table:number-columns-repeated="10"/>
          <table:table-cell table:formula="of:=COUNTIF([.C2432:.L2432];[.A24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99336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GrahamEarnshaw</text:p>
          </table:table-cell>
          <table:table-cell table:number-columns-repeated="6"/>
          <table:table-cell table:formula="of:=COUNTIF([.C2433:.L2433];[.A24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39435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2434:.L2434];[.A24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372558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2435:.L2435];[.A24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305809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436:.L2436];[.A24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69791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table:number-columns-repeated="8"/>
          <table:table-cell table:formula="of:=COUNTIF([.C2437:.L2437];[.A24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328867newsML.txt</text:p>
          </table:table-cell>
          <table:table-cell table:number-columns-repeated="10"/>
          <table:table-cell table:formula="of:=COUNTIF([.C2438:.L2438];[.A24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0606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2439:.L2439];[.A24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6999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440:.L2440];[.A24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33199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table:number-columns-repeated="7"/>
          <table:table-cell table:formula="of:=COUNTIF([.C2441:.L2441];[.A24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6981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NickLouth</text:p>
          </table:table-cell>
          <table:table-cell table:number-columns-repeated="6"/>
          <table:table-cell table:formula="of:=COUNTIF([.C2442:.L2442];[.A24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8862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table:number-columns-repeated="8"/>
          <table:table-cell table:formula="of:=COUNTIF([.C2443:.L2443];[.A24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3996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2444:.L2444];[.A24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61401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table:number-columns-repeated="7"/>
          <table:table-cell table:formula="of:=COUNTIF([.C2445:.L2445];[.A24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360346newsML.txt</text:p>
          </table:table-cell>
          <table:table-cell table:number-columns-repeated="10"/>
          <table:table-cell table:formula="of:=COUNTIF([.C2446:.L2446];[.A24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287614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2447:.L2447];[.A24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10549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JaneMacartney</text:p>
          </table:table-cell>
          <table:table-cell table:number-columns-repeated="5"/>
          <table:table-cell table:formula="of:=COUNTIF([.C2448:.L2448];[.A24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13958newsML.txt</text:p>
          </table:table-cell>
          <table:table-cell office:value-type="string" calcext:value-type="string">
            <text:p>TanEeLyn</text:p>
          </table:table-cell>
          <table:table-cell table:number-columns-repeated="9"/>
          <table:table-cell table:formula="of:=COUNTIF([.C2449:.L2449];[.A24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13406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2450:.L2450];[.A24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11069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451:.L2451];[.A24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15648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452:.L2452];[.A24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9587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 table:number-columns-repeated="7"/>
          <table:table-cell table:formula="of:=COUNTIF([.C2453:.L2453];[.A24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05637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2454:.L2454];[.A24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6949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table:number-columns-repeated="8"/>
          <table:table-cell table:formula="of:=COUNTIF([.C2455:.L2455];[.A24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17081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2456:.L2456];[.A24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6387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2457:.L2457];[.A24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143439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table:number-columns-repeated="8"/>
          <table:table-cell table:formula="of:=COUNTIF([.C2458:.L2458];[.A24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17998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459:.L2459];[.A24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17140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 table:number-columns-repeated="8"/>
          <table:table-cell table:formula="of:=COUNTIF([.C2460:.L2460];[.A24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12904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table:number-columns-repeated="7"/>
          <table:table-cell table:formula="of:=COUNTIF([.C2461:.L2461];[.A24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34589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2462:.L2462];[.A24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2818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2463:.L2463];[.A24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81959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KeithWeir</text:p>
          </table:table-cell>
          <table:table-cell table:number-columns-repeated="5"/>
          <table:table-cell table:formula="of:=COUNTIF([.C2464:.L2464];[.A24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9343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465:.L2465];[.A24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9336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2466:.L2466];[.A24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61076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467:.L2467];[.A24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1480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2468:.L2468];[.A24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2817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table:number-columns-repeated="7"/>
          <table:table-cell table:formula="of:=COUNTIF([.C2469:.L2469];[.A24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140181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470:.L2470];[.A24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3673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2471:.L2471];[.A24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0557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table:number-columns-repeated="8"/>
          <table:table-cell table:formula="of:=COUNTIF([.C2472:.L2472];[.A24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1474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2473:.L2473];[.A24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93377newsML.txt</text:p>
          </table:table-cell>
          <table:table-cell office:value-type="string" calcext:value-type="string">
            <text:p>MureDickie</text:p>
          </table:table-cell>
          <table:table-cell table:number-columns-repeated="9"/>
          <table:table-cell table:formula="of:=COUNTIF([.C2474:.L2474];[.A24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130351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2475:.L2475];[.A24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126553newsML.txt</text:p>
          </table:table-cell>
          <table:table-cell office:value-type="string" calcext:value-type="string">
            <text:p>PierreTran</text:p>
          </table:table-cell>
          <table:table-cell table:number-columns-repeated="9"/>
          <table:table-cell table:formula="of:=COUNTIF([.C2476:.L2476];[.A24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4370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477:.L2477];[.A24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2715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2478:.L2478];[.A24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6693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table:number-columns-repeated="8"/>
          <table:table-cell table:formula="of:=COUNTIF([.C2479:.L2479];[.A24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6393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480:.L2480];[.A24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11686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 table:number-columns-repeated="8"/>
          <table:table-cell table:formula="of:=COUNTIF([.C2481:.L2481];[.A24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4978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2482:.L2482];[.A24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18608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amuelPerry</text:p>
          </table:table-cell>
          <table:table-cell table:number-columns-repeated="7"/>
          <table:table-cell table:formula="of:=COUNTIF([.C2483:.L2483];[.A24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19520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2484:.L2484];[.A24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33463newsML.txt</text:p>
          </table:table-cell>
          <table:table-cell table:number-columns-repeated="10"/>
          <table:table-cell table:formula="of:=COUNTIF([.C2485:.L2485];[.A24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133336newsML.txt</text:p>
          </table:table-cell>
          <table:table-cell office:value-type="string" calcext:value-type="string">
            <text:p>SamuelPerry</text:p>
          </table:table-cell>
          <table:table-cell table:number-columns-repeated="9"/>
          <table:table-cell table:formula="of:=COUNTIF([.C2486:.L2486];[.A24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5193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2487:.L2487];[.A24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61073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table:number-columns-repeated="7"/>
          <table:table-cell table:formula="of:=COUNTIF([.C2488:.L2488];[.A24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156602newsML.txt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2489:.L2489];[.A24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12342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GrahamEarnshaw</text:p>
          </table:table-cell>
          <table:table-cell table:number-columns-repeated="7"/>
          <table:table-cell table:formula="of:=COUNTIF([.C2490:.L2490];[.A24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8697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table:number-columns-repeated="8"/>
          <table:table-cell table:formula="of:=COUNTIF([.C2491:.L2491];[.A24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0250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ouroshKarimkhany</text:p>
          </table:table-cell>
          <table:table-cell table:number-columns-repeated="6"/>
          <table:table-cell table:formula="of:=COUNTIF([.C2492:.L2492];[.A24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5846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table:number-columns-repeated="8"/>
          <table:table-cell table:formula="of:=COUNTIF([.C2493:.L2493];[.A24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54655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 table:number-columns-repeated="8"/>
          <table:table-cell table:formula="of:=COUNTIF([.C2494:.L2494];[.A24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136654newsML.txt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JaneMacartney</text:p>
          </table:table-cell>
          <table:table-cell table:number-columns-repeated="7"/>
          <table:table-cell table:formula="of:=COUNTIF([.C2495:.L2495];[.A24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36854newsML.txt</text:p>
          </table:table-cell>
          <table:table-cell office:value-type="string" calcext:value-type="string">
            <text:p>JaneMacartney</text:p>
          </table:table-cell>
          <table:table-cell table:number-columns-repeated="9"/>
          <table:table-cell table:formula="of:=COUNTIF([.C2496:.L2496];[.A24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66934newsML.txt</text:p>
          </table:table-cell>
          <table:table-cell office:value-type="string" calcext:value-type="string">
            <text:p>PeterHumphrey</text:p>
          </table:table-cell>
          <table:table-cell table:number-columns-repeated="9"/>
          <table:table-cell table:formula="of:=COUNTIF([.C2497:.L2497];[.A24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5477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eMacartney</text:p>
          </table:table-cell>
          <table:table-cell table:number-columns-repeated="6"/>
          <table:table-cell table:formula="of:=COUNTIF([.C2498:.L2498];[.A24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4336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table:number-columns-repeated="7"/>
          <table:table-cell table:formula="of:=COUNTIF([.C2499:.L2499];[.A24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242202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 table:number-columns-repeated="7"/>
          <table:table-cell table:formula="of:=COUNTIF([.C2500:.L2500];[.A25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01:.L2501];[.A25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02:.L2502];[.A25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03:.L2503];[.A25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04:.L2504];[.A25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05:.L2505];[.A25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06:.L2506];[.A25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07:.L2507];[.A25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08:.L2508];[.A25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09:.L2509];[.A25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10:.L2510];[.A25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11:.L2511];[.A25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12:.L2512];[.A25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13:.L2513];[.A25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14:.L2514];[.A25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15:.L2515];[.A25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16:.L2516];[.A25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17:.L2517];[.A25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18:.L2518];[.A25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19:.L2519];[.A25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20:.L2520];[.A25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21:.L2521];[.A25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22:.L2522];[.A25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23:.L2523];[.A25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24:.L2524];[.A25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25:.L2525];[.A25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26:.L2526];[.A25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27:.L2527];[.A25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28:.L2528];[.A25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29:.L2529];[.A25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30:.L2530];[.A25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31:.L2531];[.A25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32:.L2532];[.A25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33:.L2533];[.A25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34:.L2534];[.A25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35:.L2535];[.A25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36:.L2536];[.A25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37:.L2537];[.A25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38:.L2538];[.A25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39:.L2539];[.A25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40:.L2540];[.A25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41:.L2541];[.A25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42:.L2542];[.A25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43:.L2543];[.A25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44:.L2544];[.A25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45:.L2545];[.A25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46:.L2546];[.A25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47:.L2547];[.A25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48:.L2548];[.A25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49:.L2549];[.A25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50:.L2550];[.A25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51:.L2551];[.A25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52:.L2552];[.A25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53:.L2553];[.A25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54:.L2554];[.A25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55:.L2555];[.A25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56:.L2556];[.A25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57:.L2557];[.A25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58:.L2558];[.A25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59:.L2559];[.A25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60:.L2560];[.A25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61:.L2561];[.A25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62:.L2562];[.A25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63:.L2563];[.A25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64:.L2564];[.A25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65:.L2565];[.A25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66:.L2566];[.A25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67:.L2567];[.A25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68:.L2568];[.A25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69:.L2569];[.A25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70:.L2570];[.A25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71:.L2571];[.A25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72:.L2572];[.A25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73:.L2573];[.A25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74:.L2574];[.A25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75:.L2575];[.A25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76:.L2576];[.A2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77:.L2577];[.A25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78:.L2578];[.A25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79:.L2579];[.A25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80:.L2580];[.A25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81:.L2581];[.A25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82:.L2582];[.A25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83:.L2583];[.A25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84:.L2584];[.A25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85:.L2585];[.A25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86:.L2586];[.A25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87:.L2587];[.A25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88:.L2588];[.A25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89:.L2589];[.A25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90:.L2590];[.A25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91:.L2591];[.A25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92:.L2592];[.A25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93:.L2593];[.A25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94:.L2594];[.A25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95:.L2595];[.A25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96:.L2596];[.A25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97:.L2597];[.A25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98:.L2598];[.A25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599:.L2599];[.A25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00:.L2600];[.A26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01:.L2601];[.A26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02:.L2602];[.A26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03:.L2603];[.A26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04:.L2604];[.A26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05:.L2605];[.A26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06:.L2606];[.A26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07:.L2607];[.A26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08:.L2608];[.A26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09:.L2609];[.A26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10:.L2610];[.A26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11:.L2611];[.A26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12:.L2612];[.A26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13:.L2613];[.A26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14:.L2614];[.A26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15:.L2615];[.A26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16:.L2616];[.A26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17:.L2617];[.A26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18:.L2618];[.A26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19:.L2619];[.A26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formula="of:=COUNTIF([.C2620:.L2620];[.A2620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5T15:18:14.523106406</dc:date>
    <dc:creator>Gautier </dc:creator>
    <meta:editing-duration>PT2M38S</meta:editing-duration>
    <meta:editing-cycles>1</meta:editing-cycles>
    <meta:document-statistic meta:table-count="1" meta:cell-count="12951" meta:object-count="0"/>
    <meta:generator>LibreOffice/4.3.3.2$Linux_X86_64 LibreOffice_project/430m0$Build-2</meta:generator>
  </office:meta>
</office:document-meta>
</file>